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2000001200001A4000000894156B984FD7055404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Trebuchet MS" svg:font-family="'Trebuchet MS'"/>
    <style:font-face style:name="TrebuchetMS" svg:font-family="TrebuchetMS"/>
    <style:font-face style:name="Courier New" svg:font-family="'Courier New'" style:font-family-generic="modern"/>
    <style:font-face style:name="Arial1" svg:font-family="Arial" style:font-family-generic="swiss"/>
    <style:font-face style:name="Arial3" svg:font-family="Arial" style:font-adornments="Normal" style:font-family-generic="swiss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fill-color="#ecd882" draw:textarea-horizontal-align="left" draw:textarea-vertical-align="top" draw:auto-grow-height="false" fo:padding-top="0.13cm" fo:padding-bottom="0.13cm" fo:padding-left="0.25cm" fo:padding-right="0.25cm" fo:wrap-option="wrap" draw:shadow-color="#b7c1eb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735cm"/>
    </style:style>
    <style:style style:name="gr5" style:family="graphic" style:parent-style-name="standard">
      <style:graphic-properties draw:stroke="none" draw:fill="none" fo:min-height="9.445cm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5.436cm" fo:padding-top="0cm" fo:padding-bottom="0cm" fo:padding-left="0cm" fo:padding-right="0cm" fo:wrap-option="wrap"/>
    </style:style>
    <style:style style:name="pr6" style:family="presentation" style:parent-style-name="Master1-Layout2-obj-Titre-et-contenu_5f__5f__5f__5f_-notes">
      <style:graphic-properties draw:fill-color="#ffffff" fo:min-height="13.364cm"/>
    </style:style>
    <style:style style:name="pr7" style:family="presentation" style:parent-style-name="Master1-Layout2-obj-Titre-et-contenu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1.871cm" fo:padding-top="0cm" fo:padding-bottom="0cm" fo:padding-left="0cm" fo:padding-right="0cm" fo:wrap-option="wrap"/>
    </style:style>
    <style:style style:name="pr9" style:family="presentation" style:parent-style-name="Master1-Layout2-obj-Titre-et-contenu_5f__5f__5f__5f__5f_-notes">
      <style:graphic-properties draw:fill-color="#ffffff" fo:min-height="13.364cm"/>
    </style:style>
    <style:style style:name="pr10" style:family="presentation" style:parent-style-name="Master1-Layout2-obj-Titre-et-contenu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itre-et-contenu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1.871cm" fo:padding-top="0cm" fo:padding-bottom="0cm" fo:padding-left="0cm" fo:padding-right="0cm" fo:wrap-option="wrap"/>
    </style:style>
    <style:style style:name="pr12" style:family="presentation" style:parent-style-name="Master1-Layout2-obj-Titre-et-contenu_5f__5f__5f__5f__5f__5f_-notes">
      <style:graphic-properties draw:fill-color="#ffffff" fo:min-height="13.364cm"/>
    </style:style>
    <style:style style:name="pr13" style:family="presentation" style:parent-style-name="Master1-Layout2-obj-Titre-et-contenu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5.732cm" fo:padding-top="0cm" fo:padding-bottom="0cm" fo:padding-left="0cm" fo:padding-right="0cm" fo:wrap-option="wrap"/>
    </style:style>
    <style:style style:name="pr14" style:family="presentation" style:parent-style-name="Master1-Layout2-obj-Titre-et-contenu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3.093cm" fo:padding-top="0cm" fo:padding-bottom="0cm" fo:padding-left="0cm" fo:padding-right="0cm" fo:wrap-option="wrap"/>
    </style:style>
    <style:style style:name="pr15" style:family="presentation" style:parent-style-name="Master1-Layout2-obj-Titre-et-contenu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itre-et-contenu_5f__5f__5f__5f__5f__5f_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17" style:family="presentation" style:parent-style-name="Master1-Layout2-obj-Titre-et-contenu_5f__5f__5f__5f__5f__5f__5f_-notes">
      <style:graphic-properties draw:fill-color="#ffffff" fo:min-height="13.364cm"/>
    </style:style>
    <style:style style:name="pr18" style:family="presentation" style:parent-style-name="Master1-Layout2-obj-Titre-et-contenu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itre-et-contenu_5f__5f__5f__5f__5f__5f__5f_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20" style:family="presentation" style:parent-style-name="Master1-Layout2-obj-Titre-et-contenu_5f__5f__5f__5f__5f__5f__5f__5f_-notes">
      <style:graphic-properties draw:fill-color="#ffffff" fo:min-height="13.364cm"/>
    </style:style>
    <style:style style:name="pr21" style:family="presentation" style:parent-style-name="Master1-Layout2-obj-Titre-et-contenu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itre-et-contenu_5f__5f__5f__5f__5f__5f__5f__5f_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23" style:family="presentation" style:parent-style-name="Master1-Layout2-obj-Titre-et-contenu_5f__5f__5f__5f__5f__5f__5f__5f__5f_-notes">
      <style:graphic-properties draw:fill-color="#ffffff" fo:min-height="13.364cm"/>
    </style:style>
    <style:style style:name="pr24" style:family="presentation" style:parent-style-name="Master1-Layout2-obj-Titre-et-contenu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itre-et-contenu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1.478cm" fo:padding-top="0cm" fo:padding-bottom="0cm" fo:padding-left="0cm" fo:padding-right="0cm" fo:wrap-option="wrap"/>
    </style:style>
    <style:style style:name="pr26" style:family="presentation" style:parent-style-name="Master1-Layout2-obj-Titre-et-contenu_5f__5f__5f__5f__5f__5f__5f__5f__5f__5f_-notes">
      <style:graphic-properties draw:fill-color="#ffffff" fo:min-height="13.364cm"/>
    </style:style>
    <style:style style:name="pr27" style:family="presentation" style:parent-style-name="Master1-Layout2-obj-Titre-et-contenu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itre-et-contenu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2.498cm" fo:padding-top="0cm" fo:padding-bottom="0cm" fo:padding-left="0cm" fo:padding-right="0cm" fo:wrap-option="wrap"/>
    </style:style>
    <style:style style:name="pr29" style:family="presentation" style:parent-style-name="Master1-Layout2-obj-Titre-et-contenu_5f__5f__5f__5f__5f__5f__5f__5f__5f__5f__5f_-notes">
      <style:graphic-properties draw:fill-color="#ffffff" fo:min-height="13.364cm"/>
    </style:style>
    <style:style style:name="pr30" style:family="presentation" style:parent-style-name="Master1-Layout2-obj-Titre-et-contenu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1" style:family="presentation" style:parent-style-name="Master1-Layout2-obj-Titre-et-contenu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1.478cm" fo:padding-top="0cm" fo:padding-bottom="0cm" fo:padding-left="0cm" fo:padding-right="0cm" fo:wrap-option="wrap"/>
    </style:style>
    <style:style style:name="pr32" style:family="presentation" style:parent-style-name="Master1-Layout2-obj-Titre-et-contenu_5f__5f__5f__5f__5f__5f__5f__5f__5f__5f__5f__5f_-notes">
      <style:graphic-properties draw:fill-color="#ffffff" fo:min-height="13.364cm"/>
    </style:style>
    <style:style style:name="pr33" style:family="presentation" style:parent-style-name="Master1-Layout2-obj-Titre-et-contenu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4" style:family="presentation" style:parent-style-name="Master1-Layout2-obj-Titre-et-contenu_5f_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5.938cm" fo:padding-top="0cm" fo:padding-bottom="0cm" fo:padding-left="0cm" fo:padding-right="0cm" fo:wrap-option="wrap"/>
    </style:style>
    <style:style style:name="pr35" style:family="presentation" style:parent-style-name="Master1-Layout2-obj-Titre-et-contenu_5f__5f__5f__5f__5f__5f__5f__5f__5f__5f__5f__5f__5f_-notes">
      <style:graphic-properties draw:fill-color="#ffffff" fo:min-height="13.364cm"/>
    </style:style>
    <style:style style:name="pr36" style:family="presentation" style:parent-style-name="Master1-Layout2-obj-Titre-et-contenu_5f_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7" style:family="presentation" style:parent-style-name="Master1-Layout2-obj-Titre-et-contenu_5f__5f_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2.8cm" fo:padding-top="0cm" fo:padding-bottom="0cm" fo:padding-left="0cm" fo:padding-right="0cm" fo:wrap-option="wrap"/>
    </style:style>
    <style:style style:name="pr38" style:family="presentation" style:parent-style-name="Master1-Layout2-obj-Titre-et-contenu_5f__5f__5f__5f__5f__5f__5f__5f__5f__5f__5f__5f__5f__5f_-notes">
      <style:graphic-properties draw:fill-color="#ffffff" fo:min-height="13.364cm"/>
    </style:style>
    <style:style style:name="pr39" style:family="presentation" style:parent-style-name="Master1-Layout2-obj-Titre-et-contenu_5f__5f_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0" style:family="presentation" style:parent-style-name="Master1-Layout2-obj-Titre-et-contenu_5f__5f__5f_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2.8cm" fo:padding-top="0cm" fo:padding-bottom="0cm" fo:padding-left="0cm" fo:padding-right="0cm" fo:wrap-option="wrap"/>
    </style:style>
    <style:style style:name="pr41" style:family="presentation" style:parent-style-name="Master1-Layout2-obj-Titre-et-contenu_5f__5f__5f__5f__5f__5f__5f__5f__5f__5f__5f__5f__5f__5f__5f_-notes">
      <style:graphic-properties draw:fill-color="#ffffff" fo:min-height="13.364cm"/>
    </style:style>
    <style:style style:name="pr42" style:family="presentation" style:parent-style-name="Master1-Layout2-obj-Titre-et-contenu_5f__5f_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0.172cm" fo:padding-top="0cm" fo:padding-bottom="0cm" fo:padding-left="0cm" fo:padding-right="0cm" fo:wrap-option="wrap"/>
    </style:style>
    <style:style style:name="pr43" style:family="presentation" style:parent-style-name="Master1-Layout2-obj-Titre-et-contenu_5f__5f__5f__5f__5f__5f__5f__5f__5f__5f__5f__5f__5f_-outline1" style:list-style-name="L1">
      <style:graphic-properties draw:stroke="none" draw:fill="none" draw:textarea-horizontal-align="justify" draw:textarea-vertical-align="top" draw:auto-grow-height="true" draw:auto-grow-width="false" draw:fit-to-size="false" style:shrink-to-fit="false" fo:min-height="12.152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text-align="center" fo:text-indent="0cm" style:punctuation-wrap="hanging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false">
        <style:tab-stops/>
      </style:paragraph-properties>
      <style:text-properties fo:color="#404040" style:font-name="Arial" fo:font-size="20pt" style:letter-kerning="true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P9" style:family="paragraph">
      <style:paragraph-properties fo:margin-left="0cm" fo:margin-right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.952cm" fo:margin-right="0cm" fo:margin-top="0.246cm" fo:margin-bottom="0cm" fo:line-height="90%" fo:text-align="center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.282cm" fo:margin-bottom="0cm" fo:line-height="90%" fo:text-align="center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22pt" style:font-size-asian="22pt" style:font-size-complex="2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19" style:family="paragraph">
      <style:paragraph-properties fo:margin-top="0.282cm" fo:margin-bottom="0cm" fo:line-height="100%" fo:text-align="center" style:punctuation-wrap="hanging"/>
    </style:style>
    <style:style style:name="P20" style:family="paragraph">
      <style:paragraph-properties fo:margin-left="0cm" fo:margin-right="0cm" fo:margin-top="0.282cm" fo:margin-bottom="0cm" fo:line-height="100%" fo:text-align="center" fo:text-indent="0cm" style:punctuation-wrap="hanging" style:line-break="strict">
        <style:tab-stops/>
      </style:paragraph-properties>
    </style:style>
    <style:style style:name="P21" style:family="paragraph">
      <loext:graphic-properties draw:fill="none"/>
      <style:paragraph-properties fo:margin-top="0.282cm" fo:margin-bottom="0cm" fo:line-height="100%" fo:text-align="start" style:punctuation-wrap="hanging" style:writing-mode="lr-tb" style:font-independent-line-spacing="false"/>
      <style:text-properties style:font-name="Arial" fo:font-size="20pt" fo:font-weight="bold" style:letter-kerning="fals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P22" style:family="paragraph">
      <loext:graphic-properties draw:fill="none" draw:fill-color="#ecd882"/>
      <style:paragraph-properties fo:text-align="center" style:writing-mode="lr-tb"/>
    </style:style>
    <style:style style:name="P23" style:family="paragraph">
      <loext:graphic-properties draw:fill="none"/>
      <style:paragraph-properties fo:margin-top="0.282cm" fo:margin-bottom="0cm" fo:line-height="100%" fo:text-align="center" style:punctuation-wrap="hanging" style:writing-mode="lr-tb" style:font-independent-line-spacing="false"/>
      <style:text-properties style:font-name="Arial" fo:font-size="20pt" fo:font-weight="bold" style:letter-kerning="fals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P24" style:family="paragraph">
      <loext:graphic-properties draw:fill="none"/>
      <style:paragraph-properties fo:text-align="center"/>
      <style:text-properties style:font-name="Arial" fo:font-size="20pt" style:font-size-asian="20pt" style:font-size-complex="20pt"/>
    </style:style>
    <style:style style:name="P25" style:family="paragraph">
      <style:paragraph-properties fo:margin-left="0.952cm" fo:margin-right="0cm" fo:margin-top="0.282cm" fo:margin-bottom="0cm" fo:line-height="90%" fo:text-align="center" fo:text-indent="-0.952cm" style:punctuation-wrap="hanging" style:line-break="stric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80020" style:text-line-through-style="none" style:text-line-through-type="none" style:text-position="0% 100%" style:font-name="Arial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404040" style:font-name="Arial" fo:font-size="20pt" fo:language="fr" fo:country="FR" style:letter-kerning="true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T5" style:family="text">
      <style:text-properties fo:color="#404040" style:font-name="Arial" fo:font-size="20pt" style:letter-kerning="true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T6" style:family="text">
      <style:text-properties fo:color="#404040" style:font-name="Arial3" fo:font-size="20pt" fo:language="fr" fo:country="FR" style:letter-kerning="true" style:font-name-asian="Arial3" style:font-size-asian="20pt" style:language-asian="fr" style:country-asian="FR" style:font-name-complex="Arial3" style:font-size-complex="20pt" style:language-complex="fr" style:country-complex="FR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fr" style:country-asian="FR" style:font-style-asian="normal" style:font-weight-asian="normal" style:font-name-complex="Arial" style:font-size-complex="20pt" style:language-complex="fr" style:country-complex="FR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fr" style:country-asian="FR" style:font-style-asian="normal" style:font-weight-asian="normal" style:font-name-complex="Arial" style:font-size-complex="20pt" style:language-complex="fr" style:country-complex="FR" style:font-style-complex="normal" style:font-weight-complex="normal"/>
    </style:style>
    <style:style style:name="T9" style:family="text">
      <style:text-properties fo:color="#404040" style:font-name="Arial" fo:font-size="20pt" fo:language="fr" fo:country="FR" fo:font-weight="bold" style:letter-kerning="tru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T10" style:family="text">
      <style:text-properties fo:color="#404040" style:font-name="Arial" fo:font-size="20pt" fo:language="fr" fo:country="FR" style:text-underline-style="solid" style:text-underline-width="auto" style:text-underline-color="font-color" fo:font-weight="bold" style:letter-kerning="tru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T11" style:family="text">
      <style:text-properties fo:color="#404040" style:font-name="Arial" fo:font-size="20pt" style:text-underline-style="solid" style:text-underline-width="auto" style:text-underline-color="font-color" fo:font-weight="bold" style:letter-kerning="tru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T12" style:family="text">
      <style:text-properties fo:color="#404040" style:font-name="Arial" fo:font-size="20pt" fo:font-style="normal" style:text-underline-style="solid" style:text-underline-width="auto" style:text-underline-color="font-color" fo:font-weight="bold" style:letter-kerning="true" style:font-name-asian="Arial" style:font-size-asian="20pt" style:language-asian="fr" style:country-asian="FR" style:font-style-asian="normal" style:font-weight-asian="bold" style:font-name-complex="Arial" style:font-size-complex="20pt" style:language-complex="fr" style:country-complex="FR" style:font-style-complex="normal" style:font-weight-complex="bold"/>
    </style:style>
    <style:style style:name="T13" style:family="text">
      <style:text-properties style:font-name="Arial" fo:font-size="20pt" fo:language="fr" fo:country="FR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T14" style:family="text">
      <style:text-properties style:font-name="Arial" fo:font-size="20pt" fo:language="fr" fo:country="FR" style:text-underline-style="solid" style:text-underline-width="auto" style:text-underline-color="font-color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T15" style:family="text">
      <style:text-properties style:font-name="Arial" fo:font-size="22pt" fo:language="fr" fo:country="FR" style:font-name-asian="Arial" style:font-size-asian="22pt" style:language-asian="fr" style:country-asian="FR" style:font-name-complex="Arial" style:font-size-complex="22pt" style:language-complex="fr" style:country-complex="FR"/>
    </style:style>
    <style:style style:name="T16" style:family="text">
      <style:text-properties fo:font-variant="normal" fo:text-transform="none" fo:color="#f80020" style:text-line-through-style="none" style:text-line-through-type="none" style:text-position="0% 100%" style:font-name="Arial3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17" style:family="text">
      <style:text-properties style:font-name="Arial" fo:font-size="22pt" fo:language="fr" fo:country="FR" style:text-underline-style="none" fo:font-weight="normal" style:font-name-asian="Arial" style:font-size-asian="22pt" style:language-asian="fr" style:country-asian="FR" style:font-weight-asian="normal" style:font-name-complex="Arial" style:font-size-complex="22pt" style:language-complex="fr" style:country-complex="FR" style:font-weight-complex="normal"/>
    </style:style>
    <style:style style:name="T18" style:family="text">
      <style:text-properties style:font-name="Arial" fo:font-size="20pt" fo:language="fr" fo:country="FR" style:text-underline-style="none" fo:font-weight="normal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19" style:family="text">
      <style:text-properties style:font-name="Arial" fo:font-size="20pt" fo:language="fr" fo:country="FR" style:text-underline-style="solid" style:text-underline-width="auto" style:text-underline-color="font-color" fo:font-weight="normal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0" style:family="text">
      <style:text-properties fo:font-variant="normal" fo:text-transform="none" fo:color="#f80020" style:text-line-through-style="none" style:text-line-through-type="none" style:text-position="0% 100%" style:font-name="Arial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Arial3" style:font-size-asian="36pt" style:font-style-asian="normal" style:font-weight-asian="bold" style:font-name-complex="Arial3" style:font-size-complex="36pt" style:font-style-complex="normal" style:font-weight-complex="bold"/>
    </style:style>
    <style:style style:name="T21" style:family="text">
      <style:text-properties style:font-name="Arial" fo:font-size="20pt" fo:font-weight="bold" style:letter-kerning="false" style:font-name-asian="Arial" style:font-size-asian="20pt" style:language-asian="fr" style:country-asian="FR" style:font-weight-asian="bold" style:font-name-complex="Arial" style:font-size-complex="20pt" style:language-complex="fr" style:country-complex="FR" style:font-weight-complex="bold"/>
    </style:style>
    <style:style style:name="T22" style:family="text">
      <style:text-properties style:font-name="Arial" fo:font-size="20pt" fo:font-weight="normal" style:letter-kerning="false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3" style:family="text">
      <style:text-properties style:font-name="Arial" fo:font-size="20pt" fo:language="fr" fo:country="FR" fo:font-weight="normal" style:letter-kerning="false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4" style:family="text">
      <style:text-properties style:text-position="sub 58%" style:font-name="Arial" fo:font-size="20pt" fo:language="fr" fo:country="FR" fo:font-weight="normal" style:letter-kerning="false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5" style:family="text">
      <style:text-properties style:font-name="Arial" fo:font-size="20pt" fo:language="fr" fo:country="FR" style:text-underline-style="solid" style:text-underline-width="auto" style:text-underline-color="font-color" fo:font-weight="normal" style:letter-kerning="false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6" style:family="text">
      <style:text-properties style:font-name="Arial" fo:font-size="20pt" fo:language="fr" fo:country="FR" style:text-underline-style="none" fo:font-weight="normal" style:letter-kerning="false" style:font-name-asian="Arial" style:font-size-asian="20pt" style:language-asian="fr" style:country-asian="FR" style:font-weight-asian="normal" style:font-name-complex="Arial" style:font-size-complex="20pt" style:language-complex="fr" style:country-complex="FR" style:font-weight-complex="normal"/>
    </style:style>
    <style:style style:name="T27" style:family="text">
      <style:text-properties style:font-name="Arial3" fo:font-size="20pt" fo:language="fr" fo:country="FR" fo:font-weight="normal" style:letter-kerning="false" style:font-name-asian="Arial3" style:font-size-asian="20pt" style:language-asian="fr" style:country-asian="FR" style:font-weight-asian="normal" style:font-name-complex="Arial3" style:font-size-complex="20pt" style:language-complex="fr" style:country-complex="FR" style:font-weight-complex="normal"/>
    </style:style>
    <style:style style:name="T28" style:family="text">
      <style:text-properties style:font-name="Arial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TrebuchetMS" style:font-size-asian="20pt" style:font-style-asian="normal" style:font-weight-asian="normal" style:font-name-complex="Trebuchet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TrebuchetMS" style:font-size-asian="20pt" style:font-style-asian="normal" style:font-weight-asian="normal" style:font-name-complex="Trebuchet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20pt" style:font-name-asian="TrebuchetMS" style:font-size-asian="20pt" style:font-name-complex="TrebuchetMS" style:font-size-complex="20pt"/>
    </style:style>
    <style:style style:name="T32" style:family="text">
      <style:text-properties style:font-name="Arial" fo:font-size="20pt" fo:language="fr" fo:country="FR" fo:font-weight="normal" style:letter-kerning="false" style:font-name-asian="Times New Roman" style:font-size-asian="20pt" style:language-asian="fr" style:country-asian="FR" style:font-weight-asian="normal" style:font-name-complex="Times New Roman" style:font-size-complex="20pt" style:language-complex="fr" style:country-complex="FR" style:font-weight-complex="normal"/>
    </style:style>
    <style:style style:name="T33" style:family="text">
      <style:text-properties style:font-name="Arial" fo:font-size="20pt" fo:language="fr" fo:country="FR" style:font-name-asian="Times New Roman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STATISTIQUES CIN 2019</text:span><text:span text:style-name="T1"><text:line-break/></text:span><text:span text:style-name="T1">SESSION 4</text:span></text:p>
          </draw:text-box>
        </draw:frame>
        <draw:frame draw:name="Sous-titr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Tayeb SAADI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_5f__5f__5f__5f_" presentation:presentation-page-layout-name="AL2T18">
        <draw:frame draw:name="Titre 1" presentation:style-name="pr4" draw:text-style-name="P2" draw:layer="layout" svg:width="23.88cm" svg:height="2.278cm" svg:x="1.881cm" svg:y="1.693cm" presentation:class="title">
          <draw:text-box>
            <text:p text:style-name="P5"><text:span text:style-name="T3">Rappel 1</text:span></text:p>
          </draw:text-box>
        </draw:frame>
        <draw:frame draw:style-name="gr2" draw:layer="layout" svg:width="8.2cm" svg:height="4.601cm" svg:x="11.4cm" svg:y="4.9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Espace réservé du contenu 2" presentation:style-name="pr5" draw:text-style-name="P8" draw:layer="layout" svg:width="24.519cm" svg:height="5.436cm" svg:x="3.4cm" svg:y="11.164cm" presentation:class="outline" presentation:user-transformed="true">
          <draw:text-box>
            <text:p text:style-name="P6"><text:span text:style-name="T4">Calcul de proportion.</text:span></text:p>
            <text:p text:style-name="P6"><text:span text:style-name="T4">Cumul.</text:span></text:p>
            <text:p text:style-name="P6"><text:span text:style-name="T4">Taille moyenne.</text:span></text:p>
            <text:p text:style-name="P6"><text:span text:style-name="T4">Taille médiane.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_5f__5f__5f__5f_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Rappel 2</text:span></text:p>
          </draw:text-box>
        </draw:frame>
        <draw:frame draw:name="Espace réservé du contenu 2" presentation:style-name="pr8" draw:text-style-name="P8" draw:layer="layout" svg:width="20.8cm" svg:height="11.871cm" svg:x="3.4cm" svg:y="7cm" presentation:class="outline" presentation:user-transformed="true">
          <draw:text-box>
            <text:p text:style-name="P6"><text:span text:style-name="T6">É</text:span><text:span text:style-name="T4">volutions annuelles.</text:span></text:p>
            <text:p text:style-name="P6"><text:span text:style-name="T6">É</text:span><text:span text:style-name="T4">volution future.</text:span></text:p>
            <text:p text:style-name="P6"><text:span text:style-name="T6">É</text:span><text:span text:style-name="T4">volution passée.</text:span></text:p>
            <text:p text:style-name="P6"><text:span text:style-name="T4">TCAM.</text:span></text:p>
            <text:p text:style-name="P6"><text:span text:style-name="T6">É</text:span><text:span text:style-name="T4">volution future avec TCAM.</text:span></text:p>
            <text:p text:style-name="P6"><text:span text:style-name="T6">É</text:span><text:span text:style-name="T4">volution passée avec TCAM.</text:span></text:p>
            <text:p text:style-name="P6"><text:span text:style-name="T4">Indice.</text:span></text:p>
            <text:p text:style-name="P6"><text:span text:style-name="T4">Rebasement.</text:span></text:p>
            <text:p text:style-name="P6"><text:span text:style-name="T4"/></text:p>
            <text:p text:style-name="P7"><text:span text:style-name="T5"/></text:p>
          </draw:text-box>
        </draw:frame>
        <draw:frame draw:style-name="gr2" draw:layer="layout" svg:width="15.024cm" svg:height="1.637cm" svg:x="7.8cm" svg:y="4.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itre-et-contenu_5f__5f__5f__5f__5f__5f_" presentation:presentation-page-layout-name="AL2T18">
        <draw:frame draw:name="Titre 1" presentation:style-name="pr10" draw:text-style-name="P2" draw:layer="layout" svg:width="23.88cm" svg:height="2.278cm" svg:x="1.881cm" svg:y="1.693cm" presentation:class="title">
          <draw:text-box>
            <text:p text:style-name="P5"><text:span text:style-name="T3">Rappel 3</text:span></text:p>
          </draw:text-box>
        </draw:frame>
        <draw:frame draw:name="Espace réservé du contenu 2" presentation:style-name="pr11" draw:text-style-name="P8" draw:layer="layout" svg:width="20.8cm" svg:height="11.871cm" svg:x="3.4cm" svg:y="6.2cm" presentation:class="outline" presentation:user-transformed="true">
          <draw:text-box>
            <text:p text:style-name="P6"><text:span text:style-name="T6">É</text:span><text:span text:style-name="T4">quations</text:span></text:p>
            <text:p text:style-name="P6"><text:span text:style-name="T4">Y = a X + B</text:span></text:p>
            <text:p text:style-name="P6"><text:span text:style-name="T4">Densité</text:span></text:p>
            <text:p text:style-name="P6"><text:span text:style-name="T4">TCAM</text:span></text:p>
            <text:p text:style-name="P6"><text:span text:style-name="T4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re-et-contenu_5f__5f__5f__5f__5f__5f_" presentation:presentation-page-layout-name="AL2T18">
        <draw:frame draw:name="Titre 1" presentation:style-name="pr10" draw:text-style-name="P2" draw:layer="layout" svg:width="23.88cm" svg:height="2.278cm" svg:x="1.881cm" svg:y="1.693cm" presentation:class="title">
          <draw:text-box>
            <text:p text:style-name="P5"><text:span text:style-name="T3">Rappel 4</text:span></text:p>
          </draw:text-box>
        </draw:frame>
        <draw:frame draw:name="Espace réservé du contenu 2" presentation:style-name="pr13" draw:text-style-name="P8" draw:layer="layout" svg:width="20.8cm" svg:height="15.732cm" svg:x="3.8cm" svg:y="3.868cm" presentation:class="outline" presentation:user-transformed="true">
          <draw:text-box>
            <text:p text:style-name="P9"><text:span text:style-name="T7">Caractère qualitatif (ordinal)</text:span></text:p>
            <text:p text:style-name="P9"><text:span text:style-name="T8">Caractère quantitatif (discret)</text:span></text:p>
            <text:p text:style-name="P9"><text:span text:style-name="T8">Modalité</text:span></text:p>
            <text:p text:style-name="P9"><text:span text:style-name="T8">Taux de variation</text:span></text:p>
            <text:p text:style-name="P9"><text:span text:style-name="T8">Coefficient multiplicateur</text:span></text:p>
            <text:p text:style-name="P9"><text:span text:style-name="T8">Indice</text:span></text:p>
            <text:p text:style-name="P9"><text:span text:style-name="T8">Indicateurs tendance centrale</text:span></text:p>
            <text:p text:style-name="P9"><text:span text:style-name="T8">Moyenne globale</text:span></text:p>
            <text:p text:style-name="P9"><text:span text:style-name="T8">Médiane</text:span></text:p>
            <text:p text:style-name="P9"><text:span text:style-name="T8">Quartiles</text:span></text:p>
            <text:p text:style-name="P9"><text:span text:style-name="T8">Mode</text:span></text:p>
            <text:p text:style-name="P6"><text:span text:style-name="T4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itre-et-contenu_5f__5f__5f__5f__5f_" presentation:presentation-page-layout-name="AL2T18">
        <draw:frame draw:name="Titre 1" presentation:style-name="pr7" draw:text-style-name="P2" draw:layer="layout" svg:width="23.88cm" svg:height="2.278cm" svg:x="1.881cm" svg:y="1.693cm" presentation:class="title">
          <draw:text-box>
            <text:p text:style-name="P5"><text:span text:style-name="T3">Paramètres statistiques</text:span></text:p>
          </draw:text-box>
        </draw:frame>
        <draw:frame draw:name="Espace réservé du contenu 2" presentation:style-name="pr14" draw:text-style-name="P8" draw:layer="layout" svg:width="24.519cm" svg:height="13.093cm" svg:x="2cm" svg:y="4.6cm" presentation:class="outline" presentation:user-transformed="true">
          <draw:text-box>
            <text:p text:style-name="P6"><text:span text:style-name="T9">Les paramètres statistiques ont pour but de </text:span><text:span text:style-name="T10">résumer</text:span><text:span text:style-name="T9">, à partir de quelques </text:span><text:span text:style-name="T4">nombres clés, l'essentiel de </text:span><text:span text:style-name="T10">l'information</text:span><text:span text:style-name="T4"> relative à l'observation d'une variable quantitative.</text:span></text:p>
            <text:p text:style-name="P6"><text:span text:style-name="T4"/></text:p>
            <text:p text:style-name="P7"><text:span text:style-name="T5"><text:s/></text:span></text:p>
            <text:list text:style-name="L1">
              <text:list-item>
                <text:p text:style-name="P10"><text:span text:style-name="T5">Certains seront dits de </text:span><text:span text:style-name="T11">tendance centrale</text:span><text:span text:style-name="T5"> car ils </text:span></text:p>
                <text:p text:style-name="P10"><text:span text:style-name="T5"/></text:p>
                <text:p text:style-name="P10"><text:span text:style-name="T5">représentent une valeur numérique autour de laquelle les observations sont </text:span></text:p>
                <text:p text:style-name="P10"><text:span text:style-name="T5"/></text:p>
                <text:p text:style-name="P10"><text:span text:style-name="T5">réparties.</text:span></text:p>
                <text:p text:style-name="P10"><text:span text:style-name="T5"/></text:p>
              </text:list-item>
              <text:list-item>
                <text:p text:style-name="P10"><text:span text:style-name="T5">D'autres seront dits de </text:span><text:span text:style-name="T12">dispersion</text:span><text:span text:style-name="T5"> car ils permettent de </text:span></text:p>
                <text:p text:style-name="P10"><text:span text:style-name="T5"/></text:p>
                <text:p text:style-name="P10"><text:span text:style-name="T5">résumer le plus ou moins grand étalement des observations de part et </text:span></text:p>
                <text:p text:style-name="P10"><text:span text:style-name="T5"/></text:p>
                <text:p text:style-name="P10"><text:span text:style-name="T5">d'autre de la tendance central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itre-et-contenu_5f__5f__5f__5f__5f__5f__5f_" presentation:presentation-page-layout-name="AL2T18">
        <draw:frame draw:name="Titre 1" presentation:style-name="pr15" draw:text-style-name="P2" draw:layer="layout" svg:width="23.88cm" svg:height="2.278cm" svg:x="1.881cm" svg:y="1.693cm" presentation:class="title">
          <draw:text-box>
            <text:p text:style-name="P11"><text:span text:style-name="T3">Dispersion</text:span></text:p>
          </draw:text-box>
        </draw:frame>
        <draw:frame draw:name="Espace réservé du contenu 2" presentation:style-name="pr16" draw:text-style-name="P15" draw:layer="layout" svg:width="27.2cm" svg:height="11.6cm" svg:x="0.6cm" svg:y="5.4cm" presentation:class="outline" presentation:user-transformed="true">
          <draw:text-box>
            <text:list text:style-name="L2">
              <text:list-header>
                <text:p text:style-name="P12"><text:span text:style-name="T13">Deux distributions peuvent, tout en ayant des caractéristiques de tendance </text:span></text:p>
                <text:p text:style-name="P12"><text:span text:style-name="T13">centrale voisines, être très différentes.</text:span></text:p>
              </text:list-header>
            </text:list>
            <text:p text:style-name="P13"><text:span text:style-name="T13"/></text:p>
            <text:p text:style-name="P13"><text:span text:style-name="T13"/></text:p>
            <text:p text:style-name="P13"><text:span text:style-name="T13">Il est donc nécessaire de </text:span><text:span text:style-name="T14">mesurer la dispersion des valeurs autour des tendances </text:span></text:p>
            <text:p text:style-name="P13"><text:span text:style-name="T14">centrales</text:span><text:span text:style-name="T13">.</text:span></text:p>
            <text:p text:style-name="P14"><text:span text:style-name="T15"/></text:p>
            <text:p text:style-name="P14"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re-et-contenu_5f__5f__5f__5f__5f__5f__5f__5f_" presentation:presentation-page-layout-name="AL2T18">
        <draw:frame draw:name="Titre 1" presentation:style-name="pr18" draw:text-style-name="P2" draw:layer="layout" svg:width="23.88cm" svg:height="2.278cm" svg:x="1.881cm" svg:y="1.693cm" presentation:class="title">
          <draw:text-box>
            <text:p text:style-name="P5"><text:span text:style-name="T3">Dispersion : l’</text:span><text:span text:style-name="T16">É</text:span><text:span text:style-name="T3">tendue</text:span></text:p>
          </draw:text-box>
        </draw:frame>
        <draw:frame draw:name="Espace réservé du contenu 2" presentation:style-name="pr19" draw:text-style-name="P15" draw:layer="layout" svg:width="27.2cm" svg:height="11.6cm" svg:x="0.6cm" svg:y="5.4cm" presentation:class="outline" presentation:user-transformed="true">
          <draw:text-box>
            <text:list text:style-name="L2">
              <text:list-header>
                <text:p text:style-name="P17"><text:span text:style-name="T17"/></text:p>
              </text:list-header>
            </text:list>
            <text:p text:style-name="P18"><text:span text:style-name="T18">L'étendue (ou amplitude) d'une série statistique est la différence entre la valeur </text:span></text:p>
            <text:p text:style-name="P18"><text:span text:style-name="T18">maximum et la valeur minimum de la série.</text:span></text:p>
            <text:list text:continue-numbering="true" text:style-name="L2">
              <text:list-header>
                <text:p text:style-name="P12"><text:span text:style-name="T18"/></text:p>
              </text:list-header>
            </text:list>
            <text:p text:style-name="P18"><text:span text:style-name="T18">R = Maximum (X) - Minimum (X)</text:span></text:p>
            <text:p text:style-name="P14"><text:span text:style-name="T15"/></text:p>
            <text:p text:style-name="P14"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itre-et-contenu_5f__5f__5f__5f__5f__5f__5f__5f__5f_" presentation:presentation-page-layout-name="AL2T18">
        <draw:frame draw:name="Titre 1" presentation:style-name="pr21" draw:text-style-name="P2" draw:layer="layout" svg:width="23.88cm" svg:height="2.278cm" svg:x="1.881cm" svg:y="1.693cm" presentation:class="title">
          <draw:text-box>
            <text:p text:style-name="P5"><text:span text:style-name="T3">Dispersion : l’</text:span><text:span text:style-name="T16">É</text:span><text:span text:style-name="T3">tendue</text:span></text:p>
          </draw:text-box>
        </draw:frame>
        <draw:frame draw:name="Espace réservé du contenu 2" presentation:style-name="pr22" draw:text-style-name="P15" draw:layer="layout" svg:width="27.2cm" svg:height="11.6cm" svg:x="0.6cm" svg:y="5.4cm" presentation:class="outline" presentation:user-transformed="true">
          <draw:text-box>
            <text:list text:style-name="L2">
              <text:list-header>
                <text:p text:style-name="P17"><text:span text:style-name="T17"/></text:p>
              </text:list-header>
            </text:list>
            <text:p text:style-name="P18"><text:span text:style-name="T18">Facile à déterminer, l'étendue ne dépend que des 2 observations extrêmes qui sont </text:span></text:p>
            <text:p text:style-name="P18"><text:span text:style-name="T18">parfois le fait de situations exceptionnelles.</text:span></text:p>
            <text:p text:style-name="P18"><text:span text:style-name="T18"/></text:p>
            <text:p text:style-name="P18"><text:span text:style-name="T18">Il est donc </text:span><text:span text:style-name="T19">difficile de considérer l'étendue comme une mesure stable de la </text:span></text:p>
            <text:p text:style-name="P18"><text:span text:style-name="T19">dispersion</text:span><text:span text:style-name="T18">.</text:span></text:p>
            <text:list text:continue-numbering="true" text:style-name="L2">
              <text:list-header>
                <text:p text:style-name="P12"><text:span text:style-name="T18"/></text:p>
              </text:list-header>
            </text:list>
            <text:p text:style-name="P18"><text:span text:style-name="T18"/></text:p>
            <text:p text:style-name="P14"><text:span text:style-name="T15"/></text:p>
            <text:p text:style-name="P14"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re-et-contenu_5f__5f__5f__5f__5f__5f__5f__5f__5f__5f_" presentation:presentation-page-layout-name="AL2T18">
        <draw:frame draw:name="Titre 1" presentation:style-name="pr24" draw:text-style-name="P2" draw:layer="layout" svg:width="23.88cm" svg:height="2.278cm" svg:x="1.881cm" svg:y="1.693cm" presentation:class="title">
          <draw:text-box>
            <text:p text:style-name="P5"><text:span text:style-name="T3">Dispersion : </text:span><text:span text:style-name="T16">É</text:span><text:span text:style-name="T20">cart interquartile</text:span></text:p>
          </draw:text-box>
        </draw:frame>
        <draw:frame draw:name="Espace réservé du contenu 2" presentation:style-name="pr25" draw:text-style-name="P21" draw:layer="layout" svg:width="27.2cm" svg:height="11.478cm" svg:x="0.6cm" svg:y="5.4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2">Afin de diminuer l'influence des valeurs extrêmes on peut tenir compte de valeurs </text:span></text:p>
            <text:p text:style-name="P18"><text:span text:style-name="T22">plus stables de la distribution.</text:span></text:p>
            <text:p text:style-name="P18"><text:span text:style-name="T21"/></text:p>
            <text:p text:style-name="P18"><text:span text:style-name="T21">Écart interquartile = Q3 – Q1</text:span></text:p>
            <text:p text:style-name="P18"><text:span text:style-name="T21"/></text:p>
            <text:p text:style-name="P19"><text:span text:style-name="T22">ou </text:span><text:span text:style-name="T21">intervalle interquartile [ Q1 , Q3 ]</text:span></text:p>
            <text:list text:continue-numbering="true" text:style-name="L1">
              <text:list-header>
                <text:p text:style-name="P19"><text:span text:style-name="T21"/></text:p>
              </text:list-header>
            </text:list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re-et-contenu_5f__5f__5f__5f__5f__5f__5f__5f__5f__5f__5f_" presentation:presentation-page-layout-name="AL2T18">
        <draw:frame draw:name="Titre 1" presentation:style-name="pr27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Variance</text:span></text:p>
          </draw:text-box>
        </draw:frame>
        <draw:frame draw:name="Espace réservé du contenu 2" presentation:style-name="pr28" draw:text-style-name="P21" draw:layer="layout" svg:width="27.2cm" svg:height="12.498cm" svg:x="0.6cm" svg:y="5.4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3">Si l’on considère la dispersion de part et d'autre de la moyenne, soit l'amplitude des </text:span></text:p>
            <text:p text:style-name="P18"><text:span text:style-name="T23">écarts (x</text:span><text:span text:style-name="T24">i</text:span><text:span text:style-name="T23"> – </text:span><text:span text:style-name="T25">x</text:span><text:span text:style-name="T26">), la variance, qui se note V(x) se définit comme suit :</text:span></text:p>
            <text:p text:style-name="P18"><text:span text:style-name="T26"/></text:p>
            <text:p text:style-name="P18"><text:span text:style-name="T26"/></text:p>
            <text:p text:style-name="P18"><text:span text:style-name="T26"/></text:p>
            <text:p text:style-name="P18"><text:span text:style-name="T26">Elle correspond à la moyenne des carrés des différences entre les observations et leur moyenne.</text:span></text:p>
            <text:list text:continue-numbering="true" text:style-name="L1">
              <text:list-header>
                <text:p text:style-name="P19"><text:span text:style-name="T21"/></text:p>
              </text:list-header>
            </text:list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draw:frame draw:name="Object 4" draw:style-name="gr3" draw:text-style-name="P22" draw:layer="layout" svg:width="5.503cm" svg:height="1.693cm" svg:x="10cm" svg:y="9.2cm">
          <draw:image xlink:href="Pictures/2000001200001A4000000894156B984FD7055404.wm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re-et-contenu_5f__5f__5f__5f__5f__5f__5f__5f__5f__5f__5f__5f_" presentation:presentation-page-layout-name="AL2T18">
        <draw:frame draw:name="Titre 1" presentation:style-name="pr30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16">É</text:span><text:span text:style-name="T20">cart-type</text:span></text:p>
          </draw:text-box>
        </draw:frame>
        <draw:frame draw:name="Espace réservé du contenu 2" presentation:style-name="pr31" draw:text-style-name="P21" draw:layer="layout" svg:width="27.2cm" svg:height="11.478cm" svg:x="0.6cm" svg:y="5.2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3">L'écart-type, noté </text:span><text:span text:style-name="T27">σ</text:span><text:span text:style-name="T23">, est la racine carrée de la variance.</text:span></text:p>
            <text:p text:style-name="P18"><text:span text:style-name="T13">σ s’exprime, contrairement à la variance, dans la même unité que les xi.</text:span></text:p>
            <text:p text:style-name="P18"><text:span text:style-name="T13"/></text:p>
            <text:p text:style-name="P18"><text:span text:style-name="T13">L'unité dans laquelle s'exprime la variance vaut le carré de l'unité utilisée pour les </text:span></text:p>
            <text:p text:style-name="P18"><text:span text:style-name="T13">valeurs observées. </text:span></text:p>
            <text:p text:style-name="P18"><text:span text:style-name="T13"/></text:p>
            <text:p text:style-name="P19"><text:span text:style-name="T13"/></text:p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re-et-contenu_5f__5f__5f__5f__5f__5f__5f__5f__5f__5f__5f__5f__5f_" presentation:presentation-page-layout-name="AL2T18">
        <draw:frame draw:name="Titre 1" presentation:style-name="pr33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Interprétation</text:span></text:p>
          </draw:text-box>
        </draw:frame>
        <draw:frame draw:name="Espace réservé du contenu 2" presentation:style-name="pr34" draw:text-style-name="P23" draw:layer="layout" svg:width="27.2cm" svg:height="15.938cm" svg:x="0.8cm" svg:y="3.8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3">Malgré sa complexité apparente, la variance est très souvent calculée lorsqu'on étudie </text:span></text:p>
            <text:p text:style-name="P18"><text:span text:style-name="T23">la dispersion d'une série statistique.</text:span></text:p>
            <text:p text:style-name="P18"><text:span text:style-name="T23"/></text:p>
            <text:p text:style-name="P18"><text:span text:style-name="T23">Dans une série statistique peu dispersée, les observations x</text:span><text:span text:style-name="T24">i </text:span><text:span text:style-name="T23">sont proches les unes des autres, et donc de leur moyenne </text:span><text:span text:style-name="T25">x</text:span><text:span text:style-name="T23">. </text:span></text:p>
            <text:p text:style-name="P18"><text:span text:style-name="T23">Dans ce cas, les écarts (x</text:span><text:span text:style-name="T24">i</text:span><text:span text:style-name="T23"> – </text:span><text:span text:style-name="T25">x</text:span><text:span text:style-name="T26">) </text:span><text:span text:style-name="T23">seront de faibles amplitudes et </text:span><text:span text:style-name="T26">V(x) </text:span><text:span text:style-name="T23">sera petit. </text:span></text:p>
            <text:p text:style-name="P18"><text:span text:style-name="T23">Au contraire, plus une série statistique est dispersée, plus </text:span><text:span text:style-name="T26">V(x) </text:span><text:span text:style-name="T23">s'accroît.</text:span></text:p>
            <text:p text:style-name="P18"><text:span text:style-name="T23"/></text:p>
            <text:p text:style-name="P18"><text:span text:style-name="T23">La variance est nulle si et seulement si toutes les observations ont la même valeur </text:span></text:p>
            <text:p text:style-name="P18"><text:span text:style-name="T23">(aucune dispersion).</text:span></text:p>
            <text:list text:continue-numbering="true" text:style-name="L1">
              <text:list-header>
                <text:p text:style-name="P19"><text:span text:style-name="T21"/></text:p>
              </text:list-header>
            </text:list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itre-et-contenu_5f__5f__5f__5f__5f__5f__5f__5f__5f__5f__5f__5f__5f__5f_" presentation:presentation-page-layout-name="AL2T18">
        <draw:frame draw:name="Titre 1" presentation:style-name="pr36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Interprétation</text:span></text:p>
          </draw:text-box>
        </draw:frame>
        <draw:frame draw:name="Espace réservé du contenu 2" presentation:style-name="pr37" draw:text-style-name="P23" draw:layer="layout" svg:width="27.2cm" svg:height="12.8cm" svg:x="0.8cm" svg:y="3.8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3"/></text:p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draw:frame draw:style-name="gr4" draw:text-style-name="P24" draw:layer="layout" svg:width="26.336cm" svg:height="7.985cm" svg:x="0.864cm" svg:y="5.815cm">
          <draw:text-box>
            <text:p text:style-name="P12"><text:span text:style-name="T28">Comme la moyenne arithmétique, la variance est sensible à la présence de </text:span></text:p>
            <text:p text:style-name="P12"><text:span text:style-name="T28"/></text:p>
            <text:p text:style-name="P12"><text:span text:style-name="T28">valeurs extrêmes, non seulement parce que celles-ci seront éloignées de </text:span><text:span text:style-name="T25">x</text:span><text:span text:style-name="T28">, mais </text:span></text:p>
            <text:p text:style-name="P12"><text:span text:style-name="T28"/></text:p>
            <text:p text:style-name="P12"><text:span text:style-name="T28">aussi parce que leur présence va éloigner des </text:span><text:span text:style-name="T25">x</text:span><text:span text:style-name="T26"> des </text:span><text:span text:style-name="T28">autres valeurs (celles qui ne </text:span></text:p>
            <text:p text:style-name="P12"><text:span text:style-name="T28"/></text:p>
            <text:p text:style-name="P12"><text:span text:style-name="T28">sont pas extrêmes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re-et-contenu_5f__5f__5f__5f__5f__5f__5f__5f__5f__5f__5f__5f__5f__5f__5f_" presentation:presentation-page-layout-name="AL2T18">
        <draw:frame draw:name="Titre 1" presentation:style-name="pr39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Calcul</text:span></text:p>
          </draw:text-box>
        </draw:frame>
        <draw:frame draw:name="Espace réservé du contenu 2" presentation:style-name="pr40" draw:text-style-name="P23" draw:layer="layout" svg:width="27.2cm" svg:height="12.8cm" svg:x="0.8cm" svg:y="3.8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8"><text:span text:style-name="T23"/></text:p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draw:frame draw:style-name="gr5" draw:text-style-name="P24" draw:layer="layout" svg:width="26.336cm" svg:height="9.695cm" svg:x="0.8cm" svg:y="5.815cm">
          <draw:text-box>
            <text:p><text:span text:style-name="T29">On recense, sur une journée, le nombre d'enfants de la clientèle d'une grande surface.</text:span></text:p>
            <text:p><text:span text:style-name="T29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1">Calculer la moyenne de cette série statistique.</text:span></text:p>
            <text:p><text:span text:style-name="T31">En déduire la variance, puis l’écart-type.</text:span></text:p>
            <text:p text:style-name="P12"><text:span text:style-name="T28"/></text:p>
            <text:p text:style-name="P12"><text:span text:style-name="T28"/></text:p>
          </draw:text-box>
        </draw:frame>
        <draw:frame draw:style-name="gr2" draw:layer="layout" svg:width="5.2cm" svg:height="3.309cm" svg:x="10.8cm" svg:y="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re-et-contenu_5f__5f__5f__5f__5f__5f__5f__5f__5f__5f__5f__5f__5f__5f_" presentation:presentation-page-layout-name="AL2T18">
        <draw:frame draw:name="Titre 1" presentation:style-name="pr36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Le coefficient de variation</text:span></text:p>
          </draw:text-box>
        </draw:frame>
        <draw:frame draw:name="Espace réservé du contenu 2" presentation:style-name="pr42" draw:text-style-name="P23" draw:layer="layout" svg:width="27.2cm" svg:height="10.172cm" svg:x="0.6cm" svg:y="5.2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25"><text:span text:style-name="T23">Le coefficient de variation est le rapport de l'écart‑type par rapport à la moyenne.</text:span></text:p>
            <text:p text:style-name="P18"><text:span text:style-name="T13"/></text:p>
            <text:p text:style-name="P25"><text:span text:style-name="T13">Le coefficient de variation est indépendant des unités choisies, il est utile pour</text:span></text:p>
            <text:p text:style-name="P25"><text:span text:style-name="T13"><text:s/></text:span><text:span text:style-name="T13">comparer des distributions qui ont des unités différentes.</text:span></text:p>
            <text:p text:style-name="P18"><text:span text:style-name="T13"/></text:p>
            <text:p text:style-name="P19"><text:span text:style-name="T13"/></text:p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re-et-contenu_5f__5f__5f__5f__5f__5f__5f__5f__5f__5f__5f__5f__5f_" presentation:presentation-page-layout-name="AL2T18">
        <draw:frame draw:name="Titre 1" presentation:style-name="pr33" draw:text-style-name="P2" draw:layer="layout" svg:width="23.88cm" svg:height="2.278cm" svg:x="2cm" svg:y="1.6cm" presentation:class="title" presentation:user-transformed="true">
          <draw:text-box>
            <text:p text:style-name="P5"><text:span text:style-name="T3">Dispersion : </text:span><text:span text:style-name="T20">Conclusion</text:span></text:p>
          </draw:text-box>
        </draw:frame>
        <draw:frame draw:name="Espace réservé du contenu 2" presentation:style-name="pr43" draw:text-style-name="P23" draw:layer="layout" svg:width="27.2cm" svg:height="12.152cm" svg:x="0.6cm" svg:y="5.2cm" presentation:class="outline" presentation:user-transformed="true">
          <draw:text-box>
            <text:list text:style-name="L1">
              <text:list-header>
                <text:p text:style-name="P19"><text:span text:style-name="T21"/></text:p>
              </text:list-header>
            </text:list>
            <text:p text:style-name="P14"><text:span text:style-name="T32">La variance, l'écart‑type et le coefficient de variation sont les paramètres de dispersion </text:span></text:p>
            <text:p text:style-name="P14"><text:span text:style-name="T32">les plus utilisés.</text:span></text:p>
            <text:p text:style-name="P18"><text:span text:style-name="T13"/></text:p>
            <text:p text:style-name="P14"><text:span text:style-name="T33">En particulier, le coefficient de variation permet de comparer la variabilité relative de </text:span></text:p>
            <text:p text:style-name="P14"><text:span text:style-name="T33">plusieurs distributions qui diffèrent fortement par leur ordre de grandeur et </text:span></text:p>
            <text:p text:style-name="P14"><text:span text:style-name="T33">éventuellement même par leur unité de mesure.</text:span></text:p>
            <text:p text:style-name="P18"><text:span text:style-name="T13"/></text:p>
            <text:p text:style-name="P19"><text:span text:style-name="T13"/></text:p>
            <text:p text:style-name="P18"><text:span text:style-name="T21"/></text:p>
            <text:p text:style-name="P20"><text:span text:style-name="T21"/></text:p>
            <text:p text:style-name="P20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/>
    <style:font-face style:name="Mangal1" svg:font-family="Mangal"/>
    <style:font-face style:name="Trebuchet MS" svg:font-family="'Trebuchet MS'"/>
    <style:font-face style:name="TrebuchetMS" svg:font-family="TrebuchetMS"/>
    <style:font-face style:name="Courier New" svg:font-family="'Courier New'" style:font-family-generic="modern"/>
    <style:font-face style:name="Arial1" svg:font-family="Arial" style:font-family-generic="swiss"/>
    <style:font-face style:name="Arial3" svg:font-family="Arial" style:font-adornments="Normal" style:font-family-generic="swiss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Arial1" fo:font-family="Arial" style:font-family-generic="swiss" fo:language="fr" fo:country="FR" style:letter-kerning="true" style:font-name-asian="Mangal" style:font-family-asian="Mangal" style:font-pitch-asian="variable" style:language-asian="hi" style:country-asian="IN" style:font-name-complex="Arial1" style:font-family-complex="Arial" style:font-family-generic-complex="swiss" style:font-size-complex="10pt"/>
    </style:style>
    <style:style style:name="Index" style:family="graphic">
      <style:paragraph-properties style:text-autospace="none"/>
      <style:text-properties style:font-name="Arial1" fo:font-family="Arial" style:font-family-generic="swiss"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style:font-name="Arial1" fo:font-family="Arial" style:font-family-generic="swiss" fo:font-size="8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Arial1" fo:font-family="Arial" style:font-family-generic="swiss" style:font-name-asian="Mangal1" style:font-family-asian="Mangal"/>
    </style:style>
    <style:style style:name="Titre_20_1" style:display-name="Titre 1" style:family="graphic">
      <style:paragraph-properties fo:margin-left="0cm" fo:margin-right="0cm" fo:text-align="justify" fo:text-indent="2.207cm" style:text-autospace="none"/>
      <style:text-properties style:use-window-font-color="true" style:font-name="Arial" fo:font-family="Arial" style:font-family-generic="swiss" style:font-pitch="variable" fo:font-size="11pt" fo:font-style="italic" style:text-underline-style="solid" style:text-underline-width="auto" style:text-underline-color="font-color" style:font-name-asian="Arial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2" style:display-name="Titre 2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3" style:display-name="Titre 3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text-align="justify" style:text-autospace="none"/>
      <style:text-properties style:use-window-font-color="true" style:font-name="Arial" fo:font-family="Arial" style:font-family-generic="swiss" style:font-pitch="variable" fo:font-size="12pt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6" style:display-name="Titre 6" style:family="graphic">
      <style:paragraph-properties fo:margin-top="0.125cm" fo:margin-bottom="0.125cm" fo:text-align="center" style:text-autospace="none"/>
      <style:text-properties style:use-window-font-color="true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7" style:display-name="Titre 7" style:family="graphic">
      <style:paragraph-properties fo:margin-top="0.125cm" fo:margin-bottom="0.125cm" fo:text-align="center" style:text-autospace="none"/>
      <style:text-properties style:use-window-font-color="true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2pt" style:language-asian="ar" style:country-asian="SA"/>
    </style:style>
    <style:style style:name="Titre_20_8" style:display-name="Titre 8" style:family="graphic">
      <style:paragraph-properties fo:margin-top="0.125cm" fo:margin-bottom="0.125cm" fo:text-align="start" style:text-autospace="none"/>
      <style:text-properties style:use-window-font-color="true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2pt" style:language-asian="ar" style:country-asian="SA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olice_20_par_20_défaut" style:display-name="Police par défaut" style:family="graphic">
      <style:paragraph-properties style:text-autospace="non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fo:font-size="11pt" style:text-underline-style="none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0pt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fo:font-size="11pt" style:font-name-asian="Wingdings" style:font-family-asian="Wingdings" style:font-pitch-asian="variable" style:font-charset-asian="x-symbol" style:font-size-asian="10pt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Texte_20_Normal" style:display-name="Texte Normal" style:family="graphic">
      <style:paragraph-properties fo:margin-left="2.207cm" fo:margin-right="0cm" fo:margin-top="0cm" fo:margin-bottom="0.374cm" fo:text-align="justify" fo:text-indent="0cm" style:text-autospace="none"/>
      <style:text-properties style:use-window-font-color="true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language-asian="ar" style:country-asian="SA"/>
    </style:style>
    <style:style style:name="Corps_20_de_20_texte_20_2" style:display-name="Corps de texte 2" style:family="graphic">
      <style:paragraph-properties fo:margin-top="0.374cm" fo:margin-bottom="0cm" fo:text-align="justify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u_20_de_20_cadre" style:display-name="Contenu de cad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graphe_20_de_20_liste" style:display-name="Paragraphe de liste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ar" style:country-asian="SA"/>
    </style:style>
    <style:style style:name="Objet_20_du_20_commentaire" style:display-name="Objet du commentai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2.614cm" fo:margin-right="0cm" fo:text-align="justify" fo:text-indent="-0.374cm" style:text-autospace="none"/>
      <style:text-properties style:use-window-font-color="true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 style:shrink-to-fit="true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 style:shrink-to-fit="true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 style:shrink-to-fit="true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 style:shrink-to-fit="true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 style:shrink-to-fit="true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 style:shrink-to-fit="true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background" style:display-name="Master1-Layout2-obj-Titre-et-contenu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-backgroundobjects" style:display-name="Master1-Layout2-obj-Titre-et-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-notes" style:display-name="Master1-Layout2-obj-Titre-et-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1" style:display-name="Master1-Layout2-obj-Titre-et-contenu_-outline1" style:family="presentation">
      <style:graphic-properties draw:stroke="none" draw:fill="none" draw:auto-grow-height="false" draw:fit-to-size="shrink-to-fit" style:shrink-to-fit="true">
        <text:list-style style:name="Master1-Layout2-obj-Titre-et-contenu_5f_-outline1" style:display-name="Master1-Layout2-obj-Titre-et-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outline2" style:display-name="Master1-Layout2-obj-Titre-et-contenu_-outline2" style:family="presentation" style:parent-style-name="Master1-Layout2-obj-Titre-et-contenu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-outline3" style:display-name="Master1-Layout2-obj-Titre-et-contenu_-outline3" style:family="presentation" style:parent-style-name="Master1-Layout2-obj-Titre-et-contenu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-outline4" style:display-name="Master1-Layout2-obj-Titre-et-contenu_-outline4" style:family="presentation" style:parent-style-name="Master1-Layout2-obj-Titre-et-contenu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-outline5" style:display-name="Master1-Layout2-obj-Titre-et-contenu_-outline5" style:family="presentation" style:parent-style-name="Master1-Layout2-obj-Titre-et-contenu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6" style:display-name="Master1-Layout2-obj-Titre-et-contenu_-outline6" style:family="presentation" style:parent-style-name="Master1-Layout2-obj-Titre-et-contenu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7" style:display-name="Master1-Layout2-obj-Titre-et-contenu_-outline7" style:family="presentation" style:parent-style-name="Master1-Layout2-obj-Titre-et-contenu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8" style:display-name="Master1-Layout2-obj-Titre-et-contenu_-outline8" style:family="presentation" style:parent-style-name="Master1-Layout2-obj-Titre-et-contenu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outline9" style:display-name="Master1-Layout2-obj-Titre-et-contenu_-outline9" style:family="presentation" style:parent-style-name="Master1-Layout2-obj-Titre-et-contenu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-subtitle" style:display-name="Master1-Layout2-obj-Titre-et-contenu_-subtitle" style:family="presentation">
      <style:graphic-properties draw:stroke="none" draw:fill="none" draw:textarea-vertical-align="middle">
        <text:list-style style:name="Master1-Layout2-obj-Titre-et-contenu_5f_-subtitle" style:display-name="Master1-Layout2-obj-Titre-et-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-title" style:display-name="Master1-Layout2-obj-Titre-et-contenu_-title" style:family="presentation">
      <style:graphic-properties draw:stroke="none" draw:fill="none" draw:textarea-vertical-align="middle">
        <text:list-style style:name="Master1-Layout2-obj-Titre-et-contenu_5f_-title" style:display-name="Master1-Layout2-obj-Titre-et-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background" style:display-name="Master1-Layout2-obj-Titre-et-contenu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-backgroundobjects" style:display-name="Master1-Layout2-obj-Titre-et-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-notes" style:display-name="Master1-Layout2-obj-Titre-et-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outline1" style:display-name="Master1-Layout2-obj-Titre-et-contenu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-outline1" style:display-name="Master1-Layout2-obj-Titre-et-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outline2" style:display-name="Master1-Layout2-obj-Titre-et-contenu__-outline2" style:family="presentation" style:parent-style-name="Master1-Layout2-obj-Titre-et-contenu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-outline3" style:display-name="Master1-Layout2-obj-Titre-et-contenu__-outline3" style:family="presentation" style:parent-style-name="Master1-Layout2-obj-Titre-et-contenu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-outline4" style:display-name="Master1-Layout2-obj-Titre-et-contenu__-outline4" style:family="presentation" style:parent-style-name="Master1-Layout2-obj-Titre-et-contenu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-outline5" style:display-name="Master1-Layout2-obj-Titre-et-contenu__-outline5" style:family="presentation" style:parent-style-name="Master1-Layout2-obj-Titre-et-contenu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6" style:display-name="Master1-Layout2-obj-Titre-et-contenu__-outline6" style:family="presentation" style:parent-style-name="Master1-Layout2-obj-Titre-et-contenu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7" style:display-name="Master1-Layout2-obj-Titre-et-contenu__-outline7" style:family="presentation" style:parent-style-name="Master1-Layout2-obj-Titre-et-contenu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8" style:display-name="Master1-Layout2-obj-Titre-et-contenu__-outline8" style:family="presentation" style:parent-style-name="Master1-Layout2-obj-Titre-et-contenu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outline9" style:display-name="Master1-Layout2-obj-Titre-et-contenu__-outline9" style:family="presentation" style:parent-style-name="Master1-Layout2-obj-Titre-et-contenu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-subtitle" style:display-name="Master1-Layout2-obj-Titre-et-contenu__-subtitle" style:family="presentation">
      <style:graphic-properties draw:stroke="none" draw:fill="none" draw:textarea-vertical-align="middle">
        <text:list-style style:name="Master1-Layout2-obj-Titre-et-contenu_5f__5f_-subtitle" style:display-name="Master1-Layout2-obj-Titre-et-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-title" style:display-name="Master1-Layout2-obj-Titre-et-contenu__-title" style:family="presentation">
      <style:graphic-properties draw:stroke="none" draw:fill="none" draw:textarea-vertical-align="middle">
        <text:list-style style:name="Master1-Layout2-obj-Titre-et-contenu_5f__5f_-title" style:display-name="Master1-Layout2-obj-Titre-et-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background" style:display-name="Master1-Layout2-obj-Titre-et-contenu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-backgroundobjects" style:display-name="Master1-Layout2-obj-Titre-et-contenu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-notes" style:display-name="Master1-Layout2-obj-Titre-et-contenu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outline1" style:display-name="Master1-Layout2-obj-Titre-et-contenu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-outline1" style:display-name="Master1-Layout2-obj-Titre-et-contenu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outline2" style:display-name="Master1-Layout2-obj-Titre-et-contenu___-outline2" style:family="presentation" style:parent-style-name="Master1-Layout2-obj-Titre-et-contenu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-outline3" style:display-name="Master1-Layout2-obj-Titre-et-contenu___-outline3" style:family="presentation" style:parent-style-name="Master1-Layout2-obj-Titre-et-contenu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-outline4" style:display-name="Master1-Layout2-obj-Titre-et-contenu___-outline4" style:family="presentation" style:parent-style-name="Master1-Layout2-obj-Titre-et-contenu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-outline5" style:display-name="Master1-Layout2-obj-Titre-et-contenu___-outline5" style:family="presentation" style:parent-style-name="Master1-Layout2-obj-Titre-et-contenu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6" style:display-name="Master1-Layout2-obj-Titre-et-contenu___-outline6" style:family="presentation" style:parent-style-name="Master1-Layout2-obj-Titre-et-contenu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7" style:display-name="Master1-Layout2-obj-Titre-et-contenu___-outline7" style:family="presentation" style:parent-style-name="Master1-Layout2-obj-Titre-et-contenu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8" style:display-name="Master1-Layout2-obj-Titre-et-contenu___-outline8" style:family="presentation" style:parent-style-name="Master1-Layout2-obj-Titre-et-contenu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outline9" style:display-name="Master1-Layout2-obj-Titre-et-contenu___-outline9" style:family="presentation" style:parent-style-name="Master1-Layout2-obj-Titre-et-contenu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-subtitle" style:display-name="Master1-Layout2-obj-Titre-et-contenu___-subtitle" style:family="presentation">
      <style:graphic-properties draw:stroke="none" draw:fill="none" draw:textarea-vertical-align="middle">
        <text:list-style style:name="Master1-Layout2-obj-Titre-et-contenu_5f__5f__5f_-subtitle" style:display-name="Master1-Layout2-obj-Titre-et-contenu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-title" style:display-name="Master1-Layout2-obj-Titre-et-contenu___-title" style:family="presentation">
      <style:graphic-properties draw:stroke="none" draw:fill="none" draw:textarea-vertical-align="middle">
        <text:list-style style:name="Master1-Layout2-obj-Titre-et-contenu_5f__5f__5f_-title" style:display-name="Master1-Layout2-obj-Titre-et-contenu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background" style:display-name="Master1-Layout2-obj-Titre-et-contenu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-backgroundobjects" style:display-name="Master1-Layout2-obj-Titre-et-contenu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-notes" style:display-name="Master1-Layout2-obj-Titre-et-contenu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outline1" style:display-name="Master1-Layout2-obj-Titre-et-contenu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-outline1" style:display-name="Master1-Layout2-obj-Titre-et-contenu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outline2" style:display-name="Master1-Layout2-obj-Titre-et-contenu____-outline2" style:family="presentation" style:parent-style-name="Master1-Layout2-obj-Titre-et-contenu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-outline3" style:display-name="Master1-Layout2-obj-Titre-et-contenu____-outline3" style:family="presentation" style:parent-style-name="Master1-Layout2-obj-Titre-et-contenu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-outline4" style:display-name="Master1-Layout2-obj-Titre-et-contenu____-outline4" style:family="presentation" style:parent-style-name="Master1-Layout2-obj-Titre-et-contenu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-outline5" style:display-name="Master1-Layout2-obj-Titre-et-contenu____-outline5" style:family="presentation" style:parent-style-name="Master1-Layout2-obj-Titre-et-contenu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6" style:display-name="Master1-Layout2-obj-Titre-et-contenu____-outline6" style:family="presentation" style:parent-style-name="Master1-Layout2-obj-Titre-et-contenu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7" style:display-name="Master1-Layout2-obj-Titre-et-contenu____-outline7" style:family="presentation" style:parent-style-name="Master1-Layout2-obj-Titre-et-contenu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8" style:display-name="Master1-Layout2-obj-Titre-et-contenu____-outline8" style:family="presentation" style:parent-style-name="Master1-Layout2-obj-Titre-et-contenu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outline9" style:display-name="Master1-Layout2-obj-Titre-et-contenu____-outline9" style:family="presentation" style:parent-style-name="Master1-Layout2-obj-Titre-et-contenu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-subtitle" style:display-name="Master1-Layout2-obj-Titre-et-contenu____-subtitle" style:family="presentation">
      <style:graphic-properties draw:stroke="none" draw:fill="none" draw:textarea-vertical-align="middle">
        <text:list-style style:name="Master1-Layout2-obj-Titre-et-contenu_5f__5f__5f__5f_-subtitle" style:display-name="Master1-Layout2-obj-Titre-et-contenu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-title" style:display-name="Master1-Layout2-obj-Titre-et-contenu____-title" style:family="presentation">
      <style:graphic-properties draw:stroke="none" draw:fill="none" draw:textarea-vertical-align="middle">
        <text:list-style style:name="Master1-Layout2-obj-Titre-et-contenu_5f__5f__5f__5f_-title" style:display-name="Master1-Layout2-obj-Titre-et-contenu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background" style:display-name="Master1-Layout2-obj-Titre-et-contenu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-backgroundobjects" style:display-name="Master1-Layout2-obj-Titre-et-contenu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-notes" style:display-name="Master1-Layout2-obj-Titre-et-contenu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outline1" style:display-name="Master1-Layout2-obj-Titre-et-contenu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-outline1" style:display-name="Master1-Layout2-obj-Titre-et-contenu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outline2" style:display-name="Master1-Layout2-obj-Titre-et-contenu_____-outline2" style:family="presentation" style:parent-style-name="Master1-Layout2-obj-Titre-et-contenu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-outline3" style:display-name="Master1-Layout2-obj-Titre-et-contenu_____-outline3" style:family="presentation" style:parent-style-name="Master1-Layout2-obj-Titre-et-contenu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-outline4" style:display-name="Master1-Layout2-obj-Titre-et-contenu_____-outline4" style:family="presentation" style:parent-style-name="Master1-Layout2-obj-Titre-et-contenu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-outline5" style:display-name="Master1-Layout2-obj-Titre-et-contenu_____-outline5" style:family="presentation" style:parent-style-name="Master1-Layout2-obj-Titre-et-contenu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6" style:display-name="Master1-Layout2-obj-Titre-et-contenu_____-outline6" style:family="presentation" style:parent-style-name="Master1-Layout2-obj-Titre-et-contenu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7" style:display-name="Master1-Layout2-obj-Titre-et-contenu_____-outline7" style:family="presentation" style:parent-style-name="Master1-Layout2-obj-Titre-et-contenu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8" style:display-name="Master1-Layout2-obj-Titre-et-contenu_____-outline8" style:family="presentation" style:parent-style-name="Master1-Layout2-obj-Titre-et-contenu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outline9" style:display-name="Master1-Layout2-obj-Titre-et-contenu_____-outline9" style:family="presentation" style:parent-style-name="Master1-Layout2-obj-Titre-et-contenu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-subtitle" style:display-name="Master1-Layout2-obj-Titre-et-contenu_____-subtitle" style:family="presentation">
      <style:graphic-properties draw:stroke="none" draw:fill="none" draw:textarea-vertical-align="middle">
        <text:list-style style:name="Master1-Layout2-obj-Titre-et-contenu_5f__5f__5f__5f__5f_-subtitle" style:display-name="Master1-Layout2-obj-Titre-et-contenu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-title" style:display-name="Master1-Layout2-obj-Titre-et-contenu_____-title" style:family="presentation">
      <style:graphic-properties draw:stroke="none" draw:fill="none" draw:textarea-vertical-align="middle">
        <text:list-style style:name="Master1-Layout2-obj-Titre-et-contenu_5f__5f__5f__5f__5f_-title" style:display-name="Master1-Layout2-obj-Titre-et-contenu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background" style:display-name="Master1-Layout2-obj-Titre-et-contenu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-backgroundobjects" style:display-name="Master1-Layout2-obj-Titre-et-contenu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-notes" style:display-name="Master1-Layout2-obj-Titre-et-contenu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outline1" style:display-name="Master1-Layout2-obj-Titre-et-contenu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-outline1" style:display-name="Master1-Layout2-obj-Titre-et-contenu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outline2" style:display-name="Master1-Layout2-obj-Titre-et-contenu______-outline2" style:family="presentation" style:parent-style-name="Master1-Layout2-obj-Titre-et-contenu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-outline3" style:display-name="Master1-Layout2-obj-Titre-et-contenu______-outline3" style:family="presentation" style:parent-style-name="Master1-Layout2-obj-Titre-et-contenu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-outline4" style:display-name="Master1-Layout2-obj-Titre-et-contenu______-outline4" style:family="presentation" style:parent-style-name="Master1-Layout2-obj-Titre-et-contenu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-outline5" style:display-name="Master1-Layout2-obj-Titre-et-contenu______-outline5" style:family="presentation" style:parent-style-name="Master1-Layout2-obj-Titre-et-contenu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6" style:display-name="Master1-Layout2-obj-Titre-et-contenu______-outline6" style:family="presentation" style:parent-style-name="Master1-Layout2-obj-Titre-et-contenu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7" style:display-name="Master1-Layout2-obj-Titre-et-contenu______-outline7" style:family="presentation" style:parent-style-name="Master1-Layout2-obj-Titre-et-contenu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8" style:display-name="Master1-Layout2-obj-Titre-et-contenu______-outline8" style:family="presentation" style:parent-style-name="Master1-Layout2-obj-Titre-et-contenu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outline9" style:display-name="Master1-Layout2-obj-Titre-et-contenu______-outline9" style:family="presentation" style:parent-style-name="Master1-Layout2-obj-Titre-et-contenu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-subtitle" style:display-name="Master1-Layout2-obj-Titre-et-contenu______-subtitle" style:family="presentation">
      <style:graphic-properties draw:stroke="none" draw:fill="none" draw:textarea-vertical-align="middle">
        <text:list-style style:name="Master1-Layout2-obj-Titre-et-contenu_5f__5f__5f__5f__5f__5f_-subtitle" style:display-name="Master1-Layout2-obj-Titre-et-contenu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-title" style:display-name="Master1-Layout2-obj-Titre-et-contenu______-title" style:family="presentation">
      <style:graphic-properties draw:stroke="none" draw:fill="none" draw:textarea-vertical-align="middle">
        <text:list-style style:name="Master1-Layout2-obj-Titre-et-contenu_5f__5f__5f__5f__5f__5f_-title" style:display-name="Master1-Layout2-obj-Titre-et-contenu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-background" style:display-name="Master1-Layout2-obj-Titre-et-contenu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-backgroundobjects" style:display-name="Master1-Layout2-obj-Titre-et-contenu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-notes" style:display-name="Master1-Layout2-obj-Titre-et-contenu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-outline1" style:display-name="Master1-Layout2-obj-Titre-et-contenu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-outline1" style:display-name="Master1-Layout2-obj-Titre-et-contenu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-outline2" style:display-name="Master1-Layout2-obj-Titre-et-contenu_______-outline2" style:family="presentation" style:parent-style-name="Master1-Layout2-obj-Titre-et-contenu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-outline3" style:display-name="Master1-Layout2-obj-Titre-et-contenu_______-outline3" style:family="presentation" style:parent-style-name="Master1-Layout2-obj-Titre-et-contenu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-outline4" style:display-name="Master1-Layout2-obj-Titre-et-contenu_______-outline4" style:family="presentation" style:parent-style-name="Master1-Layout2-obj-Titre-et-contenu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-outline5" style:display-name="Master1-Layout2-obj-Titre-et-contenu_______-outline5" style:family="presentation" style:parent-style-name="Master1-Layout2-obj-Titre-et-contenu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-outline6" style:display-name="Master1-Layout2-obj-Titre-et-contenu_______-outline6" style:family="presentation" style:parent-style-name="Master1-Layout2-obj-Titre-et-contenu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-outline7" style:display-name="Master1-Layout2-obj-Titre-et-contenu_______-outline7" style:family="presentation" style:parent-style-name="Master1-Layout2-obj-Titre-et-contenu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-outline8" style:display-name="Master1-Layout2-obj-Titre-et-contenu_______-outline8" style:family="presentation" style:parent-style-name="Master1-Layout2-obj-Titre-et-contenu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-outline9" style:display-name="Master1-Layout2-obj-Titre-et-contenu_______-outline9" style:family="presentation" style:parent-style-name="Master1-Layout2-obj-Titre-et-contenu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-subtitle" style:display-name="Master1-Layout2-obj-Titre-et-contenu_______-subtitle" style:family="presentation">
      <style:graphic-properties draw:stroke="none" draw:fill="none" draw:textarea-vertical-align="middle">
        <text:list-style style:name="Master1-Layout2-obj-Titre-et-contenu_5f__5f__5f__5f__5f__5f__5f_-subtitle" style:display-name="Master1-Layout2-obj-Titre-et-contenu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-title" style:display-name="Master1-Layout2-obj-Titre-et-contenu_______-title" style:family="presentation">
      <style:graphic-properties draw:stroke="none" draw:fill="none" draw:textarea-vertical-align="middle">
        <text:list-style style:name="Master1-Layout2-obj-Titre-et-contenu_5f__5f__5f__5f__5f__5f__5f_-title" style:display-name="Master1-Layout2-obj-Titre-et-contenu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-background" style:display-name="Master1-Layout2-obj-Titre-et-contenu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-backgroundobjects" style:display-name="Master1-Layout2-obj-Titre-et-contenu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-notes" style:display-name="Master1-Layout2-obj-Titre-et-contenu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-outline1" style:display-name="Master1-Layout2-obj-Titre-et-contenu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-outline1" style:display-name="Master1-Layout2-obj-Titre-et-contenu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-outline2" style:display-name="Master1-Layout2-obj-Titre-et-contenu________-outline2" style:family="presentation" style:parent-style-name="Master1-Layout2-obj-Titre-et-contenu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-outline3" style:display-name="Master1-Layout2-obj-Titre-et-contenu________-outline3" style:family="presentation" style:parent-style-name="Master1-Layout2-obj-Titre-et-contenu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-outline4" style:display-name="Master1-Layout2-obj-Titre-et-contenu________-outline4" style:family="presentation" style:parent-style-name="Master1-Layout2-obj-Titre-et-contenu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-outline5" style:display-name="Master1-Layout2-obj-Titre-et-contenu________-outline5" style:family="presentation" style:parent-style-name="Master1-Layout2-obj-Titre-et-contenu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-outline6" style:display-name="Master1-Layout2-obj-Titre-et-contenu________-outline6" style:family="presentation" style:parent-style-name="Master1-Layout2-obj-Titre-et-contenu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-outline7" style:display-name="Master1-Layout2-obj-Titre-et-contenu________-outline7" style:family="presentation" style:parent-style-name="Master1-Layout2-obj-Titre-et-contenu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-outline8" style:display-name="Master1-Layout2-obj-Titre-et-contenu________-outline8" style:family="presentation" style:parent-style-name="Master1-Layout2-obj-Titre-et-contenu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-outline9" style:display-name="Master1-Layout2-obj-Titre-et-contenu________-outline9" style:family="presentation" style:parent-style-name="Master1-Layout2-obj-Titre-et-contenu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-subtitle" style:display-name="Master1-Layout2-obj-Titre-et-contenu________-subtitle" style:family="presentation">
      <style:graphic-properties draw:stroke="none" draw:fill="none" draw:textarea-vertical-align="middle">
        <text:list-style style:name="Master1-Layout2-obj-Titre-et-contenu_5f__5f__5f__5f__5f__5f__5f__5f_-subtitle" style:display-name="Master1-Layout2-obj-Titre-et-contenu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-title" style:display-name="Master1-Layout2-obj-Titre-et-contenu________-title" style:family="presentation">
      <style:graphic-properties draw:stroke="none" draw:fill="none" draw:textarea-vertical-align="middle">
        <text:list-style style:name="Master1-Layout2-obj-Titre-et-contenu_5f__5f__5f__5f__5f__5f__5f__5f_-title" style:display-name="Master1-Layout2-obj-Titre-et-contenu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-background" style:display-name="Master1-Layout2-obj-Titre-et-contenu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-backgroundobjects" style:display-name="Master1-Layout2-obj-Titre-et-contenu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-notes" style:display-name="Master1-Layout2-obj-Titre-et-contenu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-outline1" style:display-name="Master1-Layout2-obj-Titre-et-contenu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-outline1" style:display-name="Master1-Layout2-obj-Titre-et-contenu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-outline2" style:display-name="Master1-Layout2-obj-Titre-et-contenu_________-outline2" style:family="presentation" style:parent-style-name="Master1-Layout2-obj-Titre-et-contenu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-outline3" style:display-name="Master1-Layout2-obj-Titre-et-contenu_________-outline3" style:family="presentation" style:parent-style-name="Master1-Layout2-obj-Titre-et-contenu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-outline4" style:display-name="Master1-Layout2-obj-Titre-et-contenu_________-outline4" style:family="presentation" style:parent-style-name="Master1-Layout2-obj-Titre-et-contenu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-outline5" style:display-name="Master1-Layout2-obj-Titre-et-contenu_________-outline5" style:family="presentation" style:parent-style-name="Master1-Layout2-obj-Titre-et-contenu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-outline6" style:display-name="Master1-Layout2-obj-Titre-et-contenu_________-outline6" style:family="presentation" style:parent-style-name="Master1-Layout2-obj-Titre-et-contenu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-outline7" style:display-name="Master1-Layout2-obj-Titre-et-contenu_________-outline7" style:family="presentation" style:parent-style-name="Master1-Layout2-obj-Titre-et-contenu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-outline8" style:display-name="Master1-Layout2-obj-Titre-et-contenu_________-outline8" style:family="presentation" style:parent-style-name="Master1-Layout2-obj-Titre-et-contenu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-outline9" style:display-name="Master1-Layout2-obj-Titre-et-contenu_________-outline9" style:family="presentation" style:parent-style-name="Master1-Layout2-obj-Titre-et-contenu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-subtitle" style:display-name="Master1-Layout2-obj-Titre-et-contenu_________-subtitle" style:family="presentation">
      <style:graphic-properties draw:stroke="none" draw:fill="none" draw:textarea-vertical-align="middle">
        <text:list-style style:name="Master1-Layout2-obj-Titre-et-contenu_5f__5f__5f__5f__5f__5f__5f__5f__5f_-subtitle" style:display-name="Master1-Layout2-obj-Titre-et-contenu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-title" style:display-name="Master1-Layout2-obj-Titre-et-contenu_________-title" style:family="presentation">
      <style:graphic-properties draw:stroke="none" draw:fill="none" draw:textarea-vertical-align="middle">
        <text:list-style style:name="Master1-Layout2-obj-Titre-et-contenu_5f__5f__5f__5f__5f__5f__5f__5f__5f_-title" style:display-name="Master1-Layout2-obj-Titre-et-contenu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-background" style:display-name="Master1-Layout2-obj-Titre-et-contenu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-backgroundobjects" style:display-name="Master1-Layout2-obj-Titre-et-contenu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-notes" style:display-name="Master1-Layout2-obj-Titre-et-contenu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-outline1" style:display-name="Master1-Layout2-obj-Titre-et-contenu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-outline1" style:display-name="Master1-Layout2-obj-Titre-et-contenu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-outline2" style:display-name="Master1-Layout2-obj-Titre-et-contenu__________-outline2" style:family="presentation" style:parent-style-name="Master1-Layout2-obj-Titre-et-contenu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-outline3" style:display-name="Master1-Layout2-obj-Titre-et-contenu__________-outline3" style:family="presentation" style:parent-style-name="Master1-Layout2-obj-Titre-et-contenu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-outline4" style:display-name="Master1-Layout2-obj-Titre-et-contenu__________-outline4" style:family="presentation" style:parent-style-name="Master1-Layout2-obj-Titre-et-contenu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-outline5" style:display-name="Master1-Layout2-obj-Titre-et-contenu__________-outline5" style:family="presentation" style:parent-style-name="Master1-Layout2-obj-Titre-et-contenu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-outline6" style:display-name="Master1-Layout2-obj-Titre-et-contenu__________-outline6" style:family="presentation" style:parent-style-name="Master1-Layout2-obj-Titre-et-contenu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-outline7" style:display-name="Master1-Layout2-obj-Titre-et-contenu__________-outline7" style:family="presentation" style:parent-style-name="Master1-Layout2-obj-Titre-et-contenu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-outline8" style:display-name="Master1-Layout2-obj-Titre-et-contenu__________-outline8" style:family="presentation" style:parent-style-name="Master1-Layout2-obj-Titre-et-contenu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-outline9" style:display-name="Master1-Layout2-obj-Titre-et-contenu__________-outline9" style:family="presentation" style:parent-style-name="Master1-Layout2-obj-Titre-et-contenu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-subtitle" style:display-name="Master1-Layout2-obj-Titre-et-contenu__________-subtitle" style:family="presentation">
      <style:graphic-properties draw:stroke="none" draw:fill="none" draw:textarea-vertical-align="middle">
        <text:list-style style:name="Master1-Layout2-obj-Titre-et-contenu_5f__5f__5f__5f__5f__5f__5f__5f__5f__5f_-subtitle" style:display-name="Master1-Layout2-obj-Titre-et-contenu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-title" style:display-name="Master1-Layout2-obj-Titre-et-contenu__________-title" style:family="presentation">
      <style:graphic-properties draw:stroke="none" draw:fill="none" draw:textarea-vertical-align="middle">
        <text:list-style style:name="Master1-Layout2-obj-Titre-et-contenu_5f__5f__5f__5f__5f__5f__5f__5f__5f__5f_-title" style:display-name="Master1-Layout2-obj-Titre-et-contenu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-background" style:display-name="Master1-Layout2-obj-Titre-et-contenu_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_5f_-backgroundobjects" style:display-name="Master1-Layout2-obj-Titre-et-contenu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_5f_-notes" style:display-name="Master1-Layout2-obj-Titre-et-contenu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-outline1" style:display-name="Master1-Layout2-obj-Titre-et-contenu_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_5f_-outline1" style:display-name="Master1-Layout2-obj-Titre-et-contenu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-outline2" style:display-name="Master1-Layout2-obj-Titre-et-contenu___________-outline2" style:family="presentation" style:parent-style-name="Master1-Layout2-obj-Titre-et-contenu_5f_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_5f_-outline3" style:display-name="Master1-Layout2-obj-Titre-et-contenu___________-outline3" style:family="presentation" style:parent-style-name="Master1-Layout2-obj-Titre-et-contenu_5f_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_5f_-outline4" style:display-name="Master1-Layout2-obj-Titre-et-contenu___________-outline4" style:family="presentation" style:parent-style-name="Master1-Layout2-obj-Titre-et-contenu_5f_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_5f_-outline5" style:display-name="Master1-Layout2-obj-Titre-et-contenu___________-outline5" style:family="presentation" style:parent-style-name="Master1-Layout2-obj-Titre-et-contenu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-outline6" style:display-name="Master1-Layout2-obj-Titre-et-contenu___________-outline6" style:family="presentation" style:parent-style-name="Master1-Layout2-obj-Titre-et-contenu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-outline7" style:display-name="Master1-Layout2-obj-Titre-et-contenu___________-outline7" style:family="presentation" style:parent-style-name="Master1-Layout2-obj-Titre-et-contenu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-outline8" style:display-name="Master1-Layout2-obj-Titre-et-contenu___________-outline8" style:family="presentation" style:parent-style-name="Master1-Layout2-obj-Titre-et-contenu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-outline9" style:display-name="Master1-Layout2-obj-Titre-et-contenu___________-outline9" style:family="presentation" style:parent-style-name="Master1-Layout2-obj-Titre-et-contenu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-subtitle" style:display-name="Master1-Layout2-obj-Titre-et-contenu___________-subtitle" style:family="presentation">
      <style:graphic-properties draw:stroke="none" draw:fill="none" draw:textarea-vertical-align="middle">
        <text:list-style style:name="Master1-Layout2-obj-Titre-et-contenu_5f__5f__5f__5f__5f__5f__5f__5f__5f__5f__5f_-subtitle" style:display-name="Master1-Layout2-obj-Titre-et-contenu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-title" style:display-name="Master1-Layout2-obj-Titre-et-contenu___________-title" style:family="presentation">
      <style:graphic-properties draw:stroke="none" draw:fill="none" draw:textarea-vertical-align="middle">
        <text:list-style style:name="Master1-Layout2-obj-Titre-et-contenu_5f__5f__5f__5f__5f__5f__5f__5f__5f__5f__5f_-title" style:display-name="Master1-Layout2-obj-Titre-et-contenu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-background" style:display-name="Master1-Layout2-obj-Titre-et-contenu__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_5f__5f_-backgroundobjects" style:display-name="Master1-Layout2-obj-Titre-et-contenu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_5f__5f_-notes" style:display-name="Master1-Layout2-obj-Titre-et-contenu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-outline1" style:display-name="Master1-Layout2-obj-Titre-et-contenu__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_5f__5f_-outline1" style:display-name="Master1-Layout2-obj-Titre-et-contenu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-outline2" style:display-name="Master1-Layout2-obj-Titre-et-contenu____________-outline2" style:family="presentation" style:parent-style-name="Master1-Layout2-obj-Titre-et-contenu_5f__5f_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_5f__5f_-outline3" style:display-name="Master1-Layout2-obj-Titre-et-contenu____________-outline3" style:family="presentation" style:parent-style-name="Master1-Layout2-obj-Titre-et-contenu_5f__5f_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_5f__5f_-outline4" style:display-name="Master1-Layout2-obj-Titre-et-contenu____________-outline4" style:family="presentation" style:parent-style-name="Master1-Layout2-obj-Titre-et-contenu_5f__5f_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_5f__5f_-outline5" style:display-name="Master1-Layout2-obj-Titre-et-contenu____________-outline5" style:family="presentation" style:parent-style-name="Master1-Layout2-obj-Titre-et-contenu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-outline6" style:display-name="Master1-Layout2-obj-Titre-et-contenu____________-outline6" style:family="presentation" style:parent-style-name="Master1-Layout2-obj-Titre-et-contenu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-outline7" style:display-name="Master1-Layout2-obj-Titre-et-contenu____________-outline7" style:family="presentation" style:parent-style-name="Master1-Layout2-obj-Titre-et-contenu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-outline8" style:display-name="Master1-Layout2-obj-Titre-et-contenu____________-outline8" style:family="presentation" style:parent-style-name="Master1-Layout2-obj-Titre-et-contenu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-outline9" style:display-name="Master1-Layout2-obj-Titre-et-contenu____________-outline9" style:family="presentation" style:parent-style-name="Master1-Layout2-obj-Titre-et-contenu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-subtitle" style:display-name="Master1-Layout2-obj-Titre-et-contenu____________-subtitle" style:family="presentation">
      <style:graphic-properties draw:stroke="none" draw:fill="none" draw:textarea-vertical-align="middle">
        <text:list-style style:name="Master1-Layout2-obj-Titre-et-contenu_5f__5f__5f__5f__5f__5f__5f__5f__5f__5f__5f__5f_-subtitle" style:display-name="Master1-Layout2-obj-Titre-et-contenu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-title" style:display-name="Master1-Layout2-obj-Titre-et-contenu____________-title" style:family="presentation">
      <style:graphic-properties draw:stroke="none" draw:fill="none" draw:textarea-vertical-align="middle">
        <text:list-style style:name="Master1-Layout2-obj-Titre-et-contenu_5f__5f__5f__5f__5f__5f__5f__5f__5f__5f__5f__5f_-title" style:display-name="Master1-Layout2-obj-Titre-et-contenu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-background" style:display-name="Master1-Layout2-obj-Titre-et-contenu___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_5f__5f__5f_-backgroundobjects" style:display-name="Master1-Layout2-obj-Titre-et-contenu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_5f__5f__5f_-notes" style:display-name="Master1-Layout2-obj-Titre-et-contenu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-outline1" style:display-name="Master1-Layout2-obj-Titre-et-contenu___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_5f__5f__5f_-outline1" style:display-name="Master1-Layout2-obj-Titre-et-contenu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-outline2" style:display-name="Master1-Layout2-obj-Titre-et-contenu_____________-outline2" style:family="presentation" style:parent-style-name="Master1-Layout2-obj-Titre-et-contenu_5f__5f__5f_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_5f__5f__5f_-outline3" style:display-name="Master1-Layout2-obj-Titre-et-contenu_____________-outline3" style:family="presentation" style:parent-style-name="Master1-Layout2-obj-Titre-et-contenu_5f__5f__5f_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_5f__5f__5f_-outline4" style:display-name="Master1-Layout2-obj-Titre-et-contenu_____________-outline4" style:family="presentation" style:parent-style-name="Master1-Layout2-obj-Titre-et-contenu_5f__5f__5f_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_5f__5f__5f_-outline5" style:display-name="Master1-Layout2-obj-Titre-et-contenu_____________-outline5" style:family="presentation" style:parent-style-name="Master1-Layout2-obj-Titre-et-contenu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-outline6" style:display-name="Master1-Layout2-obj-Titre-et-contenu_____________-outline6" style:family="presentation" style:parent-style-name="Master1-Layout2-obj-Titre-et-contenu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-outline7" style:display-name="Master1-Layout2-obj-Titre-et-contenu_____________-outline7" style:family="presentation" style:parent-style-name="Master1-Layout2-obj-Titre-et-contenu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-outline8" style:display-name="Master1-Layout2-obj-Titre-et-contenu_____________-outline8" style:family="presentation" style:parent-style-name="Master1-Layout2-obj-Titre-et-contenu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-outline9" style:display-name="Master1-Layout2-obj-Titre-et-contenu_____________-outline9" style:family="presentation" style:parent-style-name="Master1-Layout2-obj-Titre-et-contenu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-subtitle" style:display-name="Master1-Layout2-obj-Titre-et-contenu_____________-subtitle" style:family="presentation">
      <style:graphic-properties draw:stroke="none" draw:fill="none" draw:textarea-vertical-align="middle">
        <text:list-style style:name="Master1-Layout2-obj-Titre-et-contenu_5f__5f__5f__5f__5f__5f__5f__5f__5f__5f__5f__5f__5f_-subtitle" style:display-name="Master1-Layout2-obj-Titre-et-contenu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-title" style:display-name="Master1-Layout2-obj-Titre-et-contenu_____________-title" style:family="presentation">
      <style:graphic-properties draw:stroke="none" draw:fill="none" draw:textarea-vertical-align="middle">
        <text:list-style style:name="Master1-Layout2-obj-Titre-et-contenu_5f__5f__5f__5f__5f__5f__5f__5f__5f__5f__5f__5f__5f_-title" style:display-name="Master1-Layout2-obj-Titre-et-contenu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-background" style:display-name="Master1-Layout2-obj-Titre-et-contenu____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_5f__5f__5f__5f_-backgroundobjects" style:display-name="Master1-Layout2-obj-Titre-et-contenu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_5f__5f__5f__5f_-notes" style:display-name="Master1-Layout2-obj-Titre-et-contenu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-outline1" style:display-name="Master1-Layout2-obj-Titre-et-contenu____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_5f__5f__5f__5f_-outline1" style:display-name="Master1-Layout2-obj-Titre-et-contenu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-outline2" style:display-name="Master1-Layout2-obj-Titre-et-contenu______________-outline2" style:family="presentation" style:parent-style-name="Master1-Layout2-obj-Titre-et-contenu_5f__5f__5f__5f_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_5f__5f__5f__5f_-outline3" style:display-name="Master1-Layout2-obj-Titre-et-contenu______________-outline3" style:family="presentation" style:parent-style-name="Master1-Layout2-obj-Titre-et-contenu_5f__5f__5f__5f_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_5f__5f__5f__5f_-outline4" style:display-name="Master1-Layout2-obj-Titre-et-contenu______________-outline4" style:family="presentation" style:parent-style-name="Master1-Layout2-obj-Titre-et-contenu_5f__5f__5f__5f_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outline5" style:display-name="Master1-Layout2-obj-Titre-et-contenu______________-outline5" style:family="presentation" style:parent-style-name="Master1-Layout2-obj-Titre-et-contenu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outline6" style:display-name="Master1-Layout2-obj-Titre-et-contenu______________-outline6" style:family="presentation" style:parent-style-name="Master1-Layout2-obj-Titre-et-contenu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outline7" style:display-name="Master1-Layout2-obj-Titre-et-contenu______________-outline7" style:family="presentation" style:parent-style-name="Master1-Layout2-obj-Titre-et-contenu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outline8" style:display-name="Master1-Layout2-obj-Titre-et-contenu______________-outline8" style:family="presentation" style:parent-style-name="Master1-Layout2-obj-Titre-et-contenu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outline9" style:display-name="Master1-Layout2-obj-Titre-et-contenu______________-outline9" style:family="presentation" style:parent-style-name="Master1-Layout2-obj-Titre-et-contenu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-subtitle" style:display-name="Master1-Layout2-obj-Titre-et-contenu______________-subtitle" style:family="presentation">
      <style:graphic-properties draw:stroke="none" draw:fill="none" draw:textarea-vertical-align="middle">
        <text:list-style style:name="Master1-Layout2-obj-Titre-et-contenu_5f__5f__5f__5f__5f__5f__5f__5f__5f__5f__5f__5f__5f__5f_-subtitle" style:display-name="Master1-Layout2-obj-Titre-et-contenu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-title" style:display-name="Master1-Layout2-obj-Titre-et-contenu______________-title" style:family="presentation">
      <style:graphic-properties draw:stroke="none" draw:fill="none" draw:textarea-vertical-align="middle">
        <text:list-style style:name="Master1-Layout2-obj-Titre-et-contenu_5f__5f__5f__5f__5f__5f__5f__5f__5f__5f__5f__5f__5f__5f_-title" style:display-name="Master1-Layout2-obj-Titre-et-contenu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_5f_-background" style:display-name="Master1-Layout2-obj-Titre-et-contenu_______________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_5f__5f__5f__5f__5f__5f__5f__5f__5f__5f__5f__5f__5f__5f__5f_-backgroundobjects" style:display-name="Master1-Layout2-obj-Titre-et-contenu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_5f__5f__5f__5f__5f__5f__5f__5f__5f__5f__5f__5f__5f__5f__5f_-notes" style:display-name="Master1-Layout2-obj-Titre-et-contenu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_5f_-outline1" style:display-name="Master1-Layout2-obj-Titre-et-contenu_______________-outline1" style:family="presentation">
      <style:graphic-properties draw:stroke="none" draw:fill="none" draw:auto-grow-height="false" draw:fit-to-size="shrink-to-fit" style:shrink-to-fit="true">
        <text:list-style style:name="Master1-Layout2-obj-Titre-et-contenu_5f__5f__5f__5f__5f__5f__5f__5f__5f__5f__5f__5f__5f__5f__5f_-outline1" style:display-name="Master1-Layout2-obj-Titre-et-contenu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_5f_-outline2" style:display-name="Master1-Layout2-obj-Titre-et-contenu_______________-outline2" style:family="presentation" style:parent-style-name="Master1-Layout2-obj-Titre-et-contenu_5f__5f__5f__5f__5f_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_5f__5f__5f__5f__5f__5f__5f__5f__5f__5f__5f__5f__5f__5f__5f_-outline3" style:display-name="Master1-Layout2-obj-Titre-et-contenu_______________-outline3" style:family="presentation" style:parent-style-name="Master1-Layout2-obj-Titre-et-contenu_5f__5f__5f__5f__5f_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_5f__5f__5f__5f__5f__5f__5f__5f__5f__5f__5f__5f__5f__5f__5f_-outline4" style:display-name="Master1-Layout2-obj-Titre-et-contenu_______________-outline4" style:family="presentation" style:parent-style-name="Master1-Layout2-obj-Titre-et-contenu_5f__5f__5f__5f__5f_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outline5" style:display-name="Master1-Layout2-obj-Titre-et-contenu_______________-outline5" style:family="presentation" style:parent-style-name="Master1-Layout2-obj-Titre-et-contenu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outline6" style:display-name="Master1-Layout2-obj-Titre-et-contenu_______________-outline6" style:family="presentation" style:parent-style-name="Master1-Layout2-obj-Titre-et-contenu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outline7" style:display-name="Master1-Layout2-obj-Titre-et-contenu_______________-outline7" style:family="presentation" style:parent-style-name="Master1-Layout2-obj-Titre-et-contenu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outline8" style:display-name="Master1-Layout2-obj-Titre-et-contenu_______________-outline8" style:family="presentation" style:parent-style-name="Master1-Layout2-obj-Titre-et-contenu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outline9" style:display-name="Master1-Layout2-obj-Titre-et-contenu_______________-outline9" style:family="presentation" style:parent-style-name="Master1-Layout2-obj-Titre-et-contenu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_5f__5f__5f__5f__5f__5f__5f__5f__5f__5f__5f__5f__5f__5f__5f_-subtitle" style:display-name="Master1-Layout2-obj-Titre-et-contenu_______________-subtitle" style:family="presentation">
      <style:graphic-properties draw:stroke="none" draw:fill="none" draw:textarea-vertical-align="middle">
        <text:list-style style:name="Master1-Layout2-obj-Titre-et-contenu_5f__5f__5f__5f__5f__5f__5f__5f__5f__5f__5f__5f__5f__5f__5f_-subtitle" style:display-name="Master1-Layout2-obj-Titre-et-contenu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_5f__5f__5f__5f__5f__5f__5f__5f__5f__5f__5f__5f__5f__5f__5f_-title" style:display-name="Master1-Layout2-obj-Titre-et-contenu_______________-title" style:family="presentation">
      <style:graphic-properties draw:stroke="none" draw:fill="none" draw:textarea-vertical-align="middle">
        <text:list-style style:name="Master1-Layout2-obj-Titre-et-contenu_5f__5f__5f__5f__5f__5f__5f__5f__5f__5f__5f__5f__5f__5f__5f_-title" style:display-name="Master1-Layout2-obj-Titre-et-contenu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re-et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re-et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Citation-avec-légende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Citation-avec-légende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Carte-nom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Carte-nom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Carte-nom-citation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Carte-nom-citation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Vrai-ou-faux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Vrai-ou-faux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re-et-texte-vertical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Titre-vertical-et-text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2-obj-Titre-et-contenu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itre-et-contenu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itre-et-contenu_5f_-backgroundobjects">
      <style:graphic-properties draw:stroke="none" draw:fill="none" draw:fill-color="#ffffff" draw:auto-grow-height="false" fo:min-height="1.485cm"/>
    </style:style>
    <style:style style:name="Mpr88" style:family="presentation" style:parent-style-name="Master1-Layout2-obj-Titre-et-contenu_5f_-backgroundobjects">
      <style:graphic-properties draw:stroke="none" draw:fill="none" draw:fill-color="#ffffff" draw:textarea-vertical-align="bottom" draw:auto-grow-height="false" fo:min-height="1.485cm"/>
    </style:style>
    <style:style style:name="Mpr89" style:family="presentation" style:parent-style-name="Master1-Layout2-obj-Titre-et-contenu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itre-et-contenu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itre-et-contenu_5f__5f_-backgroundobjects">
      <style:graphic-properties draw:stroke="none" draw:fill="none" draw:fill-color="#ffffff" draw:auto-grow-height="false" fo:min-height="1.485cm"/>
    </style:style>
    <style:style style:name="Mpr92" style:family="presentation" style:parent-style-name="Master1-Layout2-obj-Titre-et-contenu_5f__5f_-backgroundobjects">
      <style:graphic-properties draw:stroke="none" draw:fill="none" draw:fill-color="#ffffff" draw:textarea-vertical-align="bottom" draw:auto-grow-height="false" fo:min-height="1.485cm"/>
    </style:style>
    <style:style style:name="Mpr93" style:family="presentation" style:parent-style-name="Master1-Layout2-obj-Titre-et-contenu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itre-et-contenu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itre-et-contenu_5f__5f__5f_-backgroundobjects">
      <style:graphic-properties draw:stroke="none" draw:fill="none" draw:fill-color="#ffffff" draw:auto-grow-height="false" fo:min-height="1.485cm"/>
    </style:style>
    <style:style style:name="Mpr96" style:family="presentation" style:parent-style-name="Master1-Layout2-obj-Titre-et-contenu_5f__5f__5f_-backgroundobjects">
      <style:graphic-properties draw:stroke="none" draw:fill="none" draw:fill-color="#ffffff" draw:textarea-vertical-align="bottom" draw:auto-grow-height="false" fo:min-height="1.485cm"/>
    </style:style>
    <style:style style:name="Mpr97" style:family="presentation" style:parent-style-name="Master1-Layout2-obj-Titre-et-contenu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itre-et-contenu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itre-et-contenu_5f__5f__5f__5f_-backgroundobjects">
      <style:graphic-properties draw:stroke="none" draw:fill="none" draw:fill-color="#ffffff" draw:auto-grow-height="false" fo:min-height="1.485cm"/>
    </style:style>
    <style:style style:name="Mpr100" style:family="presentation" style:parent-style-name="Master1-Layout2-obj-Titre-et-contenu_5f__5f__5f__5f_-backgroundobjects">
      <style:graphic-properties draw:stroke="none" draw:fill="none" draw:fill-color="#ffffff" draw:textarea-vertical-align="bottom" draw:auto-grow-height="false" fo:min-height="1.485cm"/>
    </style:style>
    <style:style style:name="Mpr101" style:family="presentation" style:parent-style-name="Master1-Layout2-obj-Titre-et-contenu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itre-et-contenu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itre-et-contenu_5f__5f__5f__5f__5f_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1-Layout2-obj-Titre-et-contenu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1-Layout2-obj-Titre-et-contenu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itre-et-contenu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itre-et-contenu_5f__5f__5f__5f__5f__5f_-backgroundobjects">
      <style:graphic-properties draw:stroke="none" draw:fill="none" draw:fill-color="#ffffff" draw:auto-grow-height="false" fo:min-height="1.485cm"/>
    </style:style>
    <style:style style:name="Mpr108" style:family="presentation" style:parent-style-name="Master1-Layout2-obj-Titre-et-contenu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09" style:family="presentation" style:parent-style-name="Master1-Layout2-obj-Titre-et-contenu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itre-et-contenu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itre-et-contenu_5f__5f__5f__5f__5f__5f__5f_-backgroundobjects">
      <style:graphic-properties draw:stroke="none" draw:fill="none" draw:fill-color="#ffffff" draw:auto-grow-height="false" fo:min-height="1.485cm"/>
    </style:style>
    <style:style style:name="Mpr112" style:family="presentation" style:parent-style-name="Master1-Layout2-obj-Titre-et-contenu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13" style:family="presentation" style:parent-style-name="Master1-Layout2-obj-Titre-et-contenu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1-Layout2-obj-Titre-et-contenu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1-Layout2-obj-Titre-et-contenu_5f__5f__5f__5f__5f__5f__5f__5f_-backgroundobjects">
      <style:graphic-properties draw:stroke="none" draw:fill="none" draw:fill-color="#ffffff" draw:auto-grow-height="false" fo:min-height="1.485cm"/>
    </style:style>
    <style:style style:name="Mpr116" style:family="presentation" style:parent-style-name="Master1-Layout2-obj-Titre-et-contenu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17" style:family="presentation" style:parent-style-name="Master1-Layout2-obj-Titre-et-contenu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2-obj-Titre-et-contenu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2-obj-Titre-et-contenu_5f__5f__5f__5f__5f__5f__5f__5f__5f_-backgroundobjects">
      <style:graphic-properties draw:stroke="none" draw:fill="none" draw:fill-color="#ffffff" draw:auto-grow-height="false" fo:min-height="1.485cm"/>
    </style:style>
    <style:style style:name="Mpr120" style:family="presentation" style:parent-style-name="Master1-Layout2-obj-Titre-et-contenu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21" style:family="presentation" style:parent-style-name="Master1-Layout2-obj-Titre-et-contenu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1-Layout2-obj-Titre-et-contenu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1-Layout2-obj-Titre-et-contenu_5f__5f__5f__5f__5f__5f__5f__5f__5f__5f_-backgroundobjects">
      <style:graphic-properties draw:stroke="none" draw:fill="none" draw:fill-color="#ffffff" draw:auto-grow-height="false" fo:min-height="1.485cm"/>
    </style:style>
    <style:style style:name="Mpr124" style:family="presentation" style:parent-style-name="Master1-Layout2-obj-Titre-et-contenu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25" style:family="presentation" style:parent-style-name="Master1-Layout2-obj-Titre-et-contenu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2-obj-Titre-et-contenu_5f_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2-obj-Titre-et-contenu_5f__5f__5f__5f__5f__5f__5f__5f__5f__5f__5f_-backgroundobjects">
      <style:graphic-properties draw:stroke="none" draw:fill="none" draw:fill-color="#ffffff" draw:auto-grow-height="false" fo:min-height="1.485cm"/>
    </style:style>
    <style:style style:name="Mpr128" style:family="presentation" style:parent-style-name="Master1-Layout2-obj-Titre-et-contenu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29" style:family="presentation" style:parent-style-name="Master1-Layout2-obj-Titre-et-contenu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1-Layout2-obj-Titre-et-contenu_5f__5f_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1-Layout2-obj-Titre-et-contenu_5f__5f__5f__5f__5f__5f__5f__5f__5f__5f__5f__5f_-backgroundobjects">
      <style:graphic-properties draw:stroke="none" draw:fill="none" draw:fill-color="#ffffff" draw:auto-grow-height="false" fo:min-height="1.485cm"/>
    </style:style>
    <style:style style:name="Mpr132" style:family="presentation" style:parent-style-name="Master1-Layout2-obj-Titre-et-contenu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33" style:family="presentation" style:parent-style-name="Master1-Layout2-obj-Titre-et-contenu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1-Layout2-obj-Titre-et-contenu_5f__5f__5f_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1-Layout2-obj-Titre-et-contenu_5f__5f__5f__5f__5f__5f__5f__5f__5f__5f__5f__5f__5f_-backgroundobjects">
      <style:graphic-properties draw:stroke="none" draw:fill="none" draw:fill-color="#ffffff" draw:auto-grow-height="false" fo:min-height="1.485cm"/>
    </style:style>
    <style:style style:name="Mpr136" style:family="presentation" style:parent-style-name="Master1-Layout2-obj-Titre-et-contenu_5f_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37" style:family="presentation" style:parent-style-name="Master1-Layout2-obj-Titre-et-contenu_5f_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1-Layout2-obj-Titre-et-contenu_5f__5f__5f__5f_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1-Layout2-obj-Titre-et-contenu_5f__5f__5f__5f__5f__5f__5f__5f__5f__5f__5f__5f__5f__5f_-backgroundobjects">
      <style:graphic-properties draw:stroke="none" draw:fill="none" draw:fill-color="#ffffff" draw:auto-grow-height="false" fo:min-height="1.485cm"/>
    </style:style>
    <style:style style:name="Mpr140" style:family="presentation" style:parent-style-name="Master1-Layout2-obj-Titre-et-contenu_5f__5f_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141" style:family="presentation" style:parent-style-name="Master1-Layout2-obj-Titre-et-contenu_5f__5f__5f__5f__5f_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1-Layout2-obj-Titre-et-contenu_5f__5f__5f__5f__5f__5f__5f__5f_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1-Layout2-obj-Titre-et-contenu_5f__5f__5f__5f__5f__5f__5f__5f__5f__5f__5f__5f__5f__5f__5f_-backgroundobjects">
      <style:graphic-properties draw:stroke="none" draw:fill="none" draw:fill-color="#ffffff" draw:auto-grow-height="false" fo:min-height="1.485cm"/>
    </style:style>
    <style:style style:name="Mpr144" style:family="presentation" style:parent-style-name="Master1-Layout2-obj-Titre-et-contenu_5f__5f__5f_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2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Facette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Facette-title" draw:layer="backgroundobjects" svg:width="14.848cm" svg:height="11.136cm" svg:x="3.075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Modifiez le style du ti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Modifier le style des sous-titres du masqu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Modifiez le style du ti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Modifier les styles du texte du masqu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Modifiez le style du ti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Modifier les styles du texte du masqu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Modifiez le style du ti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z sur l'icône pour ajouter une image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Modifier les styles du texte du masqu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0-cust-Titre-et-légende-title" draw:layer="backgroundobjects" svg:width="0.001cm" svg:height="0.001cm" svg:x="0cm" svg:y="2.257cm" presentation:class="page"/>
        <draw:frame presentation:style-name="Master1-Layout10-cust-Titre-et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Modifier les styles du texte du masque</text:span></text:p>
            </text:list-item>
          </text:list>
        </draw:text-box>
      </draw:frame>
      <draw:frame draw:name="Text Placeholder 2" presentation:style-name="Mpr54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5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5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tion-avec-légende-title" draw:layer="backgroundobjects" svg:width="0.001cm" svg:height="0.001cm" svg:x="0cm" svg:y="2.257cm" presentation:class="page"/>
        <draw:frame presentation:style-name="Master1-Layout11-cust-Citation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5" draw:layer="backgroundobjects" svg:width="23.88cm" svg:height="7.21cm" svg:x="1.881cm" svg:y="5.367cm" presentation:class="title">
        <draw:text-box>
          <text:p text:style-name="MP14"><text:span text:style-name="MT16">Modifiez le style du titre</text:span></text:p>
        </draw:text-box>
      </draw:frame>
      <draw:frame draw:name="Text Placeholder 2" presentation:style-name="Mpr59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Modifier les styles du texte du masque</text:span></text:p>
            </text:list-item>
          </text:list>
        </draw:text-box>
      </draw:frame>
      <draw:frame draw:name="Date Placeholder 3" presentation:style-name="Mpr6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6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2-cust-Carte-nom-title" draw:layer="backgroundobjects" svg:width="0.001cm" svg:height="0.001cm" svg:x="0cm" svg:y="2.257cm" presentation:class="page"/>
        <draw:frame presentation:style-name="Master1-Layout12-cust-Carte-nom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5" draw:layer="backgroundobjects" svg:width="22.484cm" svg:height="8.396cm" svg:x="2.587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64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Modifier les styles du texte du masque</text:span></text:p>
            </text:list-item>
          </text:list>
        </draw:text-box>
      </draw:frame>
      <draw:frame draw:name="Text Placeholder 2" presentation:style-name="Mpr65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Modifier les styles du texte du masque</text:span></text:p>
            </text:list-item>
          </text:list>
        </draw:text-box>
      </draw:frame>
      <draw:frame draw:name="Date Placeholder 3" presentation:style-name="Mpr6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6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arte-nom-citation-title" draw:layer="backgroundobjects" svg:width="0.001cm" svg:height="0.001cm" svg:x="0cm" svg:y="2.257cm" presentation:class="page"/>
        <draw:frame presentation:style-name="Master1-Layout13-cust-Carte-nom-citation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5" draw:layer="backgroundobjects" svg:width="23.856cm" svg:height="8.396cm" svg:x="1.905cm" svg:y="1.693cm" presentation:class="title">
        <draw:text-box>
          <text:p text:style-name="MP14"><text:span text:style-name="MT16">Modifiez le style du titre</text:span></text:p>
        </draw:text-box>
      </draw:frame>
      <draw:frame draw:name="Text Placeholder 9" presentation:style-name="Mpr70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Modifier les styles du texte du masque</text:span></text:p>
            </text:list-item>
          </text:list>
        </draw:text-box>
      </draw:frame>
      <draw:frame draw:name="Text Placeholder 2" presentation:style-name="Mpr71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Modifier les styles du texte du masque</text:span></text:p>
            </text:list-item>
          </text:list>
        </draw:text-box>
      </draw:frame>
      <draw:frame draw:name="Date Placeholder 3" presentation:style-name="Mpr7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7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4-cust-Vrai-ou-faux-title" draw:layer="backgroundobjects" svg:width="0.001cm" svg:height="0.001cm" svg:x="0cm" svg:y="2.257cm" presentation:class="page"/>
        <draw:frame presentation:style-name="Master1-Layout14-cust-Vrai-ou-faux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76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7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5-vertTx-Titre-et-texte-vertical-title" draw:layer="backgroundobjects" svg:width="0.001cm" svg:height="0.001cm" svg:x="0cm" svg:y="2.257cm" presentation:class="page"/>
        <draw:frame presentation:style-name="Master1-Layout15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5" draw:layer="backgroundobjects" svg:width="3.624cm" svg:height="14.587cm" svg:x="22.132cm" svg:y="1.693cm" presentation:class="title">
        <draw:text-box>
          <text:p text:style-name="MP14"><text:span text:style-name="MT2">Modifiez le style du titre</text:span></text:p>
        </draw:text-box>
      </draw:frame>
      <draw:frame draw:name="Vertical Text Placeholder 2" presentation:style-name="Mpr81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Modifier les styles du texte du masque</text:span></text:p>
              <text:list>
                <text:list-item>
                  <text:p text:style-name="MP17"><text:span text:style-name="MT4">Deuxième niveau</text:span></text:p>
                  <text:list>
                    <text:list-item>
                      <text:p text:style-name="MP18"><text:span text:style-name="MT5">Troisième niveau</text:span></text:p>
                      <text:list>
                        <text:list-item>
                          <text:p text:style-name="MP19"><text:span text:style-name="MT6">Quatrième niveau</text:span></text:p>
                          <text:list>
                            <text:list-item>
                              <text:p text:style-name="MP2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8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presentation:notes style:page-layout-name="PM0">
        <draw:page-thumbnail presentation:style-name="Master1-Layout16-vertTitleAndTx-Titre-vertical-et-texte-title" draw:layer="backgroundobjects" svg:width="0.001cm" svg:height="0.001cm" svg:x="0cm" svg:y="2.257cm" presentation:class="page"/>
        <draw:frame presentation:style-name="Master1-Layout16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" style:display-name="Master1-Layout2-obj-Titre-et-contenu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85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8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8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-title" draw:layer="backgroundobjects" svg:width="0.001cm" svg:height="0.001cm" svg:x="0cm" svg:y="2.257cm" presentation:class="page"/>
        <draw:frame presentation:style-name="Master1-Layout2-obj-Titre-et-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" style:display-name="Master1-Layout2-obj-Titre-et-contenu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89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9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-title" draw:layer="backgroundobjects" svg:width="0.001cm" svg:height="0.001cm" svg:x="0cm" svg:y="2.257cm" presentation:class="page"/>
        <draw:frame presentation:style-name="Master1-Layout2-obj-Titre-et-contenu_5f__5f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" style:display-name="Master1-Layout2-obj-Titre-et-contenu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3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93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4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94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4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-title" draw:layer="backgroundobjects" svg:width="0.001cm" svg:height="0.001cm" svg:x="0cm" svg:y="2.257cm" presentation:class="page"/>
        <draw:frame presentation:style-name="Master1-Layout2-obj-Titre-et-contenu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" style:display-name="Master1-Layout2-obj-Titre-et-contenu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7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97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9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9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-title" draw:layer="backgroundobjects" svg:width="0.001cm" svg:height="0.001cm" svg:x="0cm" svg:y="2.257cm" presentation:class="page"/>
        <draw:frame presentation:style-name="Master1-Layout2-obj-Titre-et-contenu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" style:display-name="Master1-Layout2-obj-Titre-et-contenu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0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0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0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-title" draw:layer="backgroundobjects" svg:width="0.001cm" svg:height="0.001cm" svg:x="0cm" svg:y="2.257cm" presentation:class="page"/>
        <draw:frame presentation:style-name="Master1-Layout2-obj-Titre-et-contenu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" style:display-name="Master1-Layout2-obj-Titre-et-contenu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05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0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0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-title" draw:layer="backgroundobjects" svg:width="0.001cm" svg:height="0.001cm" svg:x="0cm" svg:y="2.257cm" presentation:class="page"/>
        <draw:frame presentation:style-name="Master1-Layout2-obj-Titre-et-contenu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" style:display-name="Master1-Layout2-obj-Titre-et-contenu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09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1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1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-title" draw:layer="backgroundobjects" svg:width="0.001cm" svg:height="0.001cm" svg:x="0cm" svg:y="2.257cm" presentation:class="page"/>
        <draw:frame presentation:style-name="Master1-Layout2-obj-Titre-et-contenu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" style:display-name="Master1-Layout2-obj-Titre-et-contenu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3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13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14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14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4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" style:display-name="Master1-Layout2-obj-Titre-et-contenu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7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17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1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1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" style:display-name="Master1-Layout2-obj-Titre-et-contenu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2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2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2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_5f_" style:display-name="Master1-Layout2-obj-Titre-et-contenu_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5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25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_5f__5f_" style:display-name="Master1-Layout2-obj-Titre-et-contenu__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29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29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_5f__5f__5f_" style:display-name="Master1-Layout2-obj-Titre-et-contenu___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33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33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34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34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34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_5f__5f__5f__5f_" style:display-name="Master1-Layout2-obj-Titre-et-contenu____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37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37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3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3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3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_5f__5f__5f__5f__5f__5f__5f__5f__5f__5f__5f__5f__5f__5f__5f_" style:display-name="Master1-Layout2-obj-Titre-et-contenu_________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41" draw:text-style-name="MP15" draw:layer="backgroundobjects" svg:width="23.88cm" svg:height="3.669cm" svg:x="1.881cm" svg:y="1.693cm" presentation:class="title">
        <draw:text-box>
          <text:p text:style-name="MP14"><text:span text:style-name="MT2">Modifiez le style du titre</text:span></text:p>
        </draw:text-box>
      </draw:frame>
      <draw:frame draw:name="Content Placeholder 2" presentation:style-name="Mpr14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4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8-09-28">9/28/18</text:date></text:span></text:p>
        </draw:text-box>
      </draw:frame>
      <draw:frame draw:name="Footer Placeholder 4" presentation:style-name="Mpr14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4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&lt;numéro&gt;</text:page-number></text:span></text:p>
        </draw:text-box>
      </draw:frame>
      <draw:frame presentation:style-name="Master1-Layout2-obj-Titre-et-contenu_5f__5f__5f__5f__5f__5f__5f__5f_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_5f__5f__5f__5f__5f__5f__5f__5f__5f__5f__5f__5f__5f__5f__5f_-title" draw:layer="backgroundobjects" svg:width="0.001cm" svg:height="0.001cm" svg:x="0cm" svg:y="2.257cm" presentation:class="page"/>
        <draw:frame presentation:style-name="Master1-Layout2-obj-Titre-et-contenu_5f__5f_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dc:title>STATISTIQUES CIN 2019</dc:title>
    <meta:initial-creator>Saadi Tayeb</meta:initial-creator>
    <meta:creation-date>2018-04-19T13:04:30Z</meta:creation-date>
    <dc:date>2018-09-28T17:15:06.962000000</dc:date>
    <meta:editing-cycles>56</meta:editing-cycles>
    <meta:editing-duration>PT9H48M26S</meta:editing-duration>
    <meta:print-date>2018-09-28T17:12:03.415000000</meta:print-date>
    <meta:document-statistic meta:object-count="815"/>
    <meta:template xlink:type="simple" xlink:actuate="onRequest" xlink:title="" xlink:href="Facet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 table:number-rows-repeated="27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Effectif Ni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4:42:35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ff99"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3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Classe d’âge</text:p>
          </table:table-cell>
          <table:table-cell table:style-name="ce1" office:value-type="string" calcext:value-type="string">
            <text:p>Effectif</text:p>
          </table:table-cell>
          <table:table-cell table:style-name="ce3" office:value-type="string" calcext:value-type="string">
            <text:p>Taille moyenne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15-24 ans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.51" calcext:value-type="float">
            <text:p>1,51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25-49 an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71" calcext:value-type="float">
            <text:p>1,71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50-64 ans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69" calcext:value-type="float">
            <text:p>1,69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65-99 an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7" calcext:value-type="float">
            <text:p>1,6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4:59:11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ff99"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9">
          <table:table-cell table:number-columns-repeated="7"/>
        </table:table-row>
        <table:table-row table:style-name="ro2">
          <table:table-cell table:number-columns-repeated="2"/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</table:table-row>
        <table:table-row table:style-name="ro2">
          <table:table-cell table:number-columns-repeated="2"/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813.2" calcext:value-type="float">
            <text:p>813,2</text:p>
          </table:table-cell>
          <table:table-cell table:style-name="ce2" office:value-type="float" office:value="848.8" calcext:value-type="float">
            <text:p>848,8</text:p>
          </table:table-cell>
          <table:table-cell table:style-name="ce2" office:value-type="float" office:value="883.3" calcext:value-type="float">
            <text:p>883,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7:10:22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